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CSS RESULTS</text:p>
      <text:p text:style-name="Standard"/>
      <text:p text:style-name="Standard">LAB 3</text:p>
      <text:p text:style-name="Standard"/>
      <text:p text:style-name="Standard">grahamb@aldenv102:~/cs290/lab6/cs290f2013-lab6-team4/lab3Stuff/kinetic$ ant javancss</text:p>
      <text:p text:style-name="Standard">Buildfile: /home/g/grahamb/cs290/lab6/cs290f2013-lab6-team4/lab3Stuff/kinetic/build.xml</text:p>
      <text:p text:style-name="Standard"></text:p>
      <text:p text:style-name="Standard">taskdef:</text:p>
      <text:p text:style-name="Standard"></text:p>
      <text:p text:style-name="Standard">javancss:</text:p>
      <text:p text:style-name="Standard"><text:s/>[javancss] Checking metrics on 4 files</text:p>
      <text:p text:style-name="Standard"><text:s/>[javancss] Generating report</text:p>
      <text:p text:style-name="Standard"><text:s/>[javancss] Nr. <text:s text:c="2"/>Classes Functions <text:s text:c="5"/>NCSS <text:s/>Javadocs Package</text:p>
      <text:p text:style-name="Standard"><text:s/>[javancss] <text:s text:c="2"/>1 <text:s text:c="8"/>4 <text:s text:c="7"/>13 <text:s text:c="7"/>73 <text:s text:c="7"/>16 edu.allegheny.kinetic</text:p>
      <text:p text:style-name="Standard"><text:s/>[javancss] <text:s text:c="4"/>--------- --------- --------- ---------</text:p>
      <text:p text:style-name="Standard"><text:s/>[javancss] <text:s text:c="12"/>4 <text:s text:c="7"/>13 <text:s text:c="7"/>73 <text:s text:c="7"/>16 Total</text:p>
      <text:p text:style-name="Standard"><text:s/>[javancss] </text:p>
      <text:p text:style-name="Standard"><text:s/>[javancss] <text:s/>Packages <text:s text:c="2"/>Classes Functions <text:s text:c="5"/>NCSS <text:s/>Javadocs | per</text:p>
      <text:p text:style-name="Standard"><text:s/>[javancss] -------------------------------------------------------------</text:p>
      <text:p text:style-name="Standard"><text:s/>[javancss] <text:s text:c="5"/>1.00 <text:s text:c="5"/>4.00 <text:s text:c="4"/>13.00 <text:s text:c="4"/>73.00 <text:s text:c="4"/>16.00 | Project</text:p>
      <text:p text:style-name="Standard"><text:s/>[javancss] <text:s text:c="15"/>4.00 <text:s text:c="4"/>13.00 <text:s text:c="4"/>73.00 <text:s text:c="4"/>16.00 | Package</text:p>
      <text:p text:style-name="Standard"><text:s/>[javancss] <text:s text:c="25"/>3.25 <text:s text:c="4"/>18.25 <text:s text:c="5"/>4.00 | Class</text:p>
      <text:p text:style-name="Standard"><text:s/>[javancss] <text:s text:c="35"/>5.62 <text:s text:c="5"/>1.23 | Function</text:p>
      <text:p text:style-name="Standard"><text:s/>[javancss] </text:p>
      <text:p text:style-name="Standard"><text:s/>[javancss] Nr. NCSS Functions Classes Javadocs Class</text:p>
      <text:p text:style-name="Standard"><text:s/>[javancss] <text:s text:c="2"/>1 <text:s text:c="3"/>1 <text:s text:c="8"/>0 <text:s text:c="6"/>0 <text:s text:c="7"/>1 edu.allegheny.kinetic.AllTests</text:p>
      <text:p text:style-name="Standard"><text:s/>[javancss] <text:s text:c="2"/>2 <text:s text:c="3"/>5 <text:s text:c="8"/>1 <text:s text:c="6"/>0 <text:s text:c="7"/>2 edu.allegheny.kinetic.Driver</text:p>
      <text:p text:style-name="Standard"><text:s/>[javancss] <text:s text:c="2"/>3 <text:s text:c="2"/>12 <text:s text:c="8"/>1 <text:s text:c="6"/>0 <text:s text:c="7"/>1 edu.allegheny.kinetic.Kinetic</text:p>
      <text:p text:style-name="Standard"><text:s/>[javancss] <text:s text:c="2"/>4 <text:s text:c="2"/>46 <text:s text:c="7"/>11 <text:s text:c="6"/>0 <text:s text:c="6"/>12 edu.allegheny.kinetic.KineticTest</text:p>
      <text:p text:style-name="Standard"><text:s/>[javancss] Average Object NCSS: <text:s text:c="16"/>16.00</text:p>
      <text:p text:style-name="Standard"><text:s/>[javancss] Average Object Functions: <text:s text:c="12"/>3.25</text:p>
      <text:p text:style-name="Standard"><text:s/>[javancss] Average Object Inner Classes: <text:s text:c="8"/>0.00</text:p>
      <text:p text:style-name="Standard"><text:s/>[javancss] Average Object Javadoc Comments: <text:s text:c="5"/>4.00</text:p>
      <text:p text:style-name="Standard"><text:s/>[javancss] Program NCSS: <text:s text:c="23"/>73.00</text:p>
      <text:p text:style-name="Standard"><text:s/>[javancss] </text:p>
      <text:p text:style-name="Standard"><text:s/>[javancss] Nr. NCSS CCN JVDC Function</text:p>
      <text:p text:style-name="Standard"><text:s/>[javancss] <text:s text:c="2"/>1 <text:s text:c="3"/>4 <text:s text:c="2"/>2 <text:s text:c="3"/>1 edu.allegheny.kinetic.Driver.main(String[])</text:p>
      <text:p text:style-name="Standard"><text:s/>[javancss] <text:s text:c="2"/>2 <text:s text:c="2"/>11 <text:s text:c="2"/>3 <text:s text:c="3"/>1 edu.allegheny.kinetic.Kinetic.computeVelocity(int,int)</text:p>
      <text:p text:style-name="Standard"><text:s/>[javancss] <text:s text:c="2"/>3 <text:s text:c="3"/>4 <text:s text:c="2"/>1 <text:s text:c="3"/>1 edu.allegheny.kinetic.KineticTest.testVelocityComputationIsUndefined()</text:p>
      <text:p text:style-name="Standard"><text:s/>[javancss] <text:s text:c="2"/>4 <text:s text:c="3"/>4 <text:s text:c="2"/>1 <text:s text:c="3"/>1 edu.allegheny.kinetic.KineticTest.testVelocityComputationIsZero()</text:p>
      <text:p text:style-name="Standard"><text:s/>[javancss] <text:s text:c="2"/>5 <text:s text:c="3"/>4 <text:s text:c="2"/>1 <text:s text:c="3"/>1 edu.allegheny.kinetic.KineticTest.testVelocityComputationWithNonZeroValues()</text:p>
      <text:p text:style-name="Standard"><text:s/>[javancss] <text:s text:c="2"/>6 <text:s text:c="3"/>4 <text:s text:c="2"/>1 <text:s text:c="3"/>1 edu.allegheny.kinetic.KineticTest.testVelocityComputationWithNegativeMass()</text:p>
      <text:p text:style-name="Standard"><text:s/>[javancss] <text:s text:c="2"/>7 <text:s text:c="3"/>4 <text:s text:c="2"/>1 <text:s text:c="3"/>1 edu.allegheny.kinetic.KineticTest.testVelocityComputationWithNegativeKinetic()</text:p>
      <text:p text:style-name="Standard"><text:s/>[javancss] <text:s text:c="2"/>8 <text:s text:c="3"/>4 <text:s text:c="2"/>1 <text:s text:c="3"/>1 edu.allegheny.kinetic.KineticTest.testVelocityComputationWithNegativeMassKinetic()</text:p>
      <text:p text:style-name="Standard"><text:s/>[javancss] <text:s text:c="2"/>9 <text:s text:c="3"/>3 <text:s text:c="2"/>1 <text:s text:c="3"/>1 edu.allegheny.kinetic.KineticTest.testKineticConstructor()</text:p>
      <text:p text:style-name="Standard"><text:soft-page-break/><text:s/>[javancss] <text:s/>10 <text:s text:c="3"/>3 <text:s text:c="2"/>1 <text:s text:c="3"/>1 edu.allegheny.kinetic.KineticTest.testAllTestsConstructor()</text:p>
      <text:p text:style-name="Standard"><text:s/>[javancss] <text:s/>11 <text:s text:c="3"/>3 <text:s text:c="2"/>1 <text:s text:c="3"/>1 edu.allegheny.kinetic.KineticTest.testDriverConstructor()</text:p>
      <text:p text:style-name="Standard"><text:s/>[javancss] <text:s/>12 <text:s text:c="3"/>6 <text:s text:c="2"/>2 <text:s text:c="3"/>1 edu.allegheny.kinetic.KineticTest.testDriverMain()</text:p>
      <text:p text:style-name="Standard"><text:s/>[javancss] <text:s/>13 <text:s text:c="3"/>6 <text:s text:c="2"/>2 <text:s text:c="3"/>1 edu.allegheny.kinetic.KineticTest.testDriverBadInput()</text:p>
      <text:p text:style-name="Standard"><text:s/>[javancss] Average Function NCSS: <text:s text:c="6"/>4.62</text:p>
      <text:p text:style-name="Standard"><text:s/>[javancss] Average Function CCN: <text:s text:c="7"/>1.38</text:p>
      <text:p text:style-name="Standard"><text:s/>[javancss] Average Function JVDC: <text:s text:c="6"/>1.00</text:p>
      <text:p text:style-name="Standard"><text:s/>[javancss] Program NCSS: <text:s text:c="14"/>73.00</text:p>
      <text:p text:style-name="Standard"></text:p>
      <text:p text:style-name="Standard">BUILD SUCCESSFUL</text:p>
      <text:p text:style-name="Standard">Total time: 0 seconds</text:p>
      <text:p text:style-name="Standard"/>
      <text:p text:style-name="Standard">LAB 4</text:p>
      <text:p text:style-name="Standard"/>
      <text:p text:style-name="Standard">grahamb@aldenv102:~/cs290/lab6/cs290f2013-lab6-team4/lab4Stuff/listerino$ ant javancss</text:p>
      <text:p text:style-name="Standard">Buildfile: /home/g/grahamb/cs290/lab6/cs290f2013-lab6-team4/lab4Stuff/listerino/build.xml</text:p>
      <text:p text:style-name="Standard"></text:p>
      <text:p text:style-name="Standard">taskdef:</text:p>
      <text:p text:style-name="Standard"></text:p>
      <text:p text:style-name="Standard">javancss:</text:p>
      <text:p text:style-name="Standard"><text:s/>[javancss] Checking metrics on 5 files</text:p>
      <text:p text:style-name="Standard"><text:s/>[javancss] Generating report</text:p>
      <text:p text:style-name="Standard"><text:s/>[javancss] ParseException in /home/g/grahamb/cs290/lab6/cs290f2013-lab6-team4/lab4Stuff/listerino/src/group1/listerino/Cache.java</text:p>
      <text:p text:style-name="Standard"><text:s/>[javancss] Last useful checkpoint: "group1.listerino.Cache.saveList(String,Object)"</text:p>
      <text:p text:style-name="Standard"><text:s/>[javancss] Encountered " "(" "( "" at line 162, column 12.</text:p>
      <text:p text:style-name="Standard"><text:s/>[javancss] Was expecting:</text:p>
      <text:p text:style-name="Standard"><text:s/>[javancss] <text:s text:c="4"/>"{" ...</text:p>
      <text:p text:style-name="Standard"><text:s/>[javancss] <text:s text:c="4"/></text:p>
      <text:p text:style-name="Standard"><text:s/>[javancss] </text:p>
      <text:p text:style-name="Standard"><text:s/>[javancss] </text:p>
      <text:p text:style-name="Standard"><text:s/>[javancss] Nr. <text:s text:c="2"/>Classes Functions <text:s text:c="5"/>NCSS <text:s/>Javadocs Package</text:p>
      <text:p text:style-name="Standard"><text:s/>[javancss] <text:s text:c="2"/>1 <text:s text:c="8"/>4 <text:s text:c="7"/>30 <text:s text:c="6"/>278 <text:s text:c="7"/>15 group1.listerino</text:p>
      <text:p text:style-name="Standard"><text:s/>[javancss] <text:s text:c="4"/>--------- --------- --------- ---------</text:p>
      <text:p text:style-name="Standard"><text:s/>[javancss] <text:s text:c="12"/>4 <text:s text:c="7"/>30 <text:s text:c="6"/>278 <text:s text:c="7"/>15 Total</text:p>
      <text:p text:style-name="Standard"><text:s/>[javancss] </text:p>
      <text:p text:style-name="Standard"><text:s/>[javancss] <text:s/>Packages <text:s text:c="2"/>Classes Functions <text:s text:c="5"/>NCSS <text:s/>Javadocs | per</text:p>
      <text:p text:style-name="Standard"><text:s/>[javancss] -------------------------------------------------------------</text:p>
      <text:p text:style-name="Standard"><text:s/>[javancss] <text:s text:c="5"/>1.00 <text:s text:c="5"/>4.00 <text:s text:c="4"/>30.00 <text:s text:c="3"/>278.00 <text:s text:c="4"/>15.00 | Project</text:p>
      <text:p text:style-name="Standard"><text:s/>[javancss] <text:s text:c="15"/>4.00 <text:s text:c="4"/>30.00 <text:s text:c="3"/>278.00 <text:s text:c="4"/>15.00 | Package</text:p>
      <text:p text:style-name="Standard"><text:s/>[javancss] <text:s text:c="25"/>7.50 <text:s text:c="4"/>69.50 <text:s text:c="5"/>3.75 | Class</text:p>
      <text:p text:style-name="Standard"><text:s/>[javancss] <text:s text:c="35"/>9.27 <text:s text:c="5"/>0.50 | Function</text:p>
      <text:p text:style-name="Standard"><text:s/>[javancss] </text:p>
      <text:p text:style-name="Standard"><text:s/>[javancss] Nr. NCSS Functions Classes Javadocs Class</text:p>
      <text:p text:style-name="Standard"><text:s/>[javancss] <text:s text:c="2"/>1 <text:s text:c="3"/>1 <text:s text:c="8"/>0 <text:s text:c="6"/>0 <text:s text:c="7"/>1 group1.listerino.AllTests</text:p>
      <text:p text:style-name="Standard"><text:s/>[javancss] <text:s text:c="2"/>2 <text:s text:c="2"/>89 <text:s text:c="8"/>5 <text:s text:c="6"/>0 <text:s text:c="7"/>4 group1.listerino.Driver</text:p>
      <text:p text:style-name="Standard"><text:s/>[javancss] <text:s text:c="2"/>3 <text:s text:c="2"/>89 <text:s text:c="7"/>16 <text:s text:c="6"/>0 <text:s text:c="7"/>0 group1.listerino.ListTest</text:p>
      <text:p text:style-name="Standard"><text:s/>[javancss] <text:s text:c="2"/>4 <text:s text:c="2"/>84 <text:s text:c="8"/>9 <text:s text:c="6"/>0 <text:s text:c="6"/>10 group1.listerino.Listerino</text:p>
      <text:p text:style-name="Standard"><text:s/>[javancss] Average Object NCSS: <text:s text:c="16"/>65.75</text:p>
      <text:p text:style-name="Standard"><text:soft-page-break/><text:s/>[javancss] Average Object Functions: <text:s text:c="12"/>7.50</text:p>
      <text:p text:style-name="Standard"><text:s/>[javancss] Average Object Inner Classes: <text:s text:c="8"/>0.00</text:p>
      <text:p text:style-name="Standard"><text:s/>[javancss] Average Object Javadoc Comments: <text:s text:c="5"/>3.75</text:p>
      <text:p text:style-name="Standard"><text:s/>[javancss] Program NCSS: <text:s text:c="22"/>278.00</text:p>
      <text:p text:style-name="Standard"><text:s/>[javancss] </text:p>
      <text:p text:style-name="Standard"><text:s/>[javancss] Nr. NCSS CCN JVDC Function</text:p>
      <text:p text:style-name="Standard"><text:s/>[javancss] <text:s text:c="2"/>1 <text:s text:c="2"/>38 <text:s text:c="2"/>6 <text:s text:c="3"/>0 group1.listerino.Driver.main(String[])</text:p>
      <text:p text:style-name="Standard"><text:s/>[javancss] <text:s text:c="2"/>2 <text:s text:c="2"/>10 <text:s text:c="2"/>1 <text:s text:c="3"/>1 group1.listerino.Driver.newListIn()</text:p>
      <text:p text:style-name="Standard"><text:s/>[javancss] <text:s text:c="2"/>3 <text:s text:c="2"/>23 <text:s text:c="2"/>4 <text:s text:c="3"/>1 group1.listerino.Driver.goHistory()</text:p>
      <text:p text:style-name="Standard"><text:s/>[javancss] <text:s text:c="2"/>4 <text:s text:c="2"/>10 <text:s text:c="2"/>2 <text:s text:c="3"/>1 group1.listerino.Driver.addToList()</text:p>
      <text:p text:style-name="Standard"><text:s/>[javancss] <text:s text:c="2"/>5 <text:s text:c="3"/>7 <text:s text:c="2"/>1 <text:s text:c="3"/>1 group1.listerino.Driver.addComment()</text:p>
      <text:p text:style-name="Standard"><text:s/>[javancss] <text:s text:c="2"/>6 <text:s text:c="2"/>10 <text:s text:c="2"/>1 <text:s text:c="3"/>0 group1.listerino.ListTest.viewOccupiedListArr()</text:p>
      <text:p text:style-name="Standard"><text:s/>[javancss] <text:s text:c="2"/>7 <text:s text:c="3"/>2 <text:s text:c="2"/>1 <text:s text:c="3"/>0 group1.listerino.ListTest.start()</text:p>
      <text:p text:style-name="Standard"><text:s/>[javancss] <text:s text:c="2"/>8 <text:s text:c="3"/>8 <text:s text:c="2"/>1 <text:s text:c="3"/>0 group1.listerino.ListTest.viewOccupiedListObj()</text:p>
      <text:p text:style-name="Standard"><text:s/>[javancss] <text:s text:c="2"/>9 <text:s text:c="3"/>3 <text:s text:c="2"/>1 <text:s text:c="3"/>0 group1.listerino.ListTest.checkHistory()</text:p>
      <text:p text:style-name="Standard"><text:s/>[javancss] <text:s/>10 <text:s text:c="3"/>5 <text:s text:c="2"/>1 <text:s text:c="3"/>0 group1.listerino.ListTest.writeDescription()</text:p>
      <text:p text:style-name="Standard"><text:s/>[javancss] <text:s/>11 <text:s text:c="3"/>4 <text:s text:c="2"/>1 <text:s text:c="3"/>0 group1.listerino.ListTest.writeDescriptionNull()</text:p>
      <text:p text:style-name="Standard"><text:s/>[javancss] <text:s/>12 <text:s text:c="3"/>5 <text:s text:c="2"/>1 <text:s text:c="3"/>0 group1.listerino.ListTest.listInNoComment()</text:p>
      <text:p text:style-name="Standard"><text:s/>[javancss] <text:s/>13 <text:s text:c="3"/>4 <text:s text:c="2"/>1 <text:s text:c="3"/>0 group1.listerino.ListTest.listInEmptyList()</text:p>
      <text:p text:style-name="Standard"><text:s/>[javancss] <text:s/>14 <text:s text:c="3"/>7 <text:s text:c="2"/>1 <text:s text:c="3"/>0 group1.listerino.ListTest.listInteract()</text:p>
      <text:p text:style-name="Standard"><text:s/>[javancss] <text:s/>15 <text:s text:c="2"/>12 <text:s text:c="2"/>1 <text:s text:c="3"/>0 group1.listerino.ListTest.permutateSingle()</text:p>
      <text:p text:style-name="Standard"><text:s/>[javancss] <text:s/>16 <text:s text:c="3"/>4 <text:s text:c="2"/>1 <text:s text:c="3"/>0 group1.listerino.ListTest.addElement()</text:p>
      <text:p text:style-name="Standard"><text:s/>[javancss] <text:s/>17 <text:s text:c="3"/>4 <text:s text:c="2"/>1 <text:s text:c="3"/>0 group1.listerino.ListTest.lookUp()</text:p>
      <text:p text:style-name="Standard"><text:s/>[javancss] <text:s/>18 <text:s text:c="3"/>3 <text:s text:c="2"/>1 <text:s text:c="3"/>0 group1.listerino.ListTest.getLocation()</text:p>
      <text:p text:style-name="Standard"><text:s/>[javancss] <text:s/>19 <text:s text:c="3"/>3 <text:s text:c="2"/>1 <text:s text:c="3"/>0 group1.listerino.ListTest.setNewEntry()</text:p>
      <text:p text:style-name="Standard"><text:s/>[javancss] <text:s/>20 <text:s text:c="3"/>7 <text:s text:c="2"/>1 <text:s text:c="3"/>0 group1.listerino.ListTest.saveList()</text:p>
      <text:p text:style-name="Standard"><text:s/>[javancss] <text:s/>21 <text:s text:c="3"/>3 <text:s text:c="2"/>1 <text:s text:c="3"/>0 group1.listerino.ListTest.getList()</text:p>
      <text:p text:style-name="Standard"><text:s/>[javancss] <text:s/>22 <text:s text:c="3"/>2 <text:s text:c="2"/>1 <text:s text:c="3"/>1 group1.listerino.Listerino.start()</text:p>
      <text:p text:style-name="Standard"><text:s/>[javancss] <text:s/>23 <text:s text:c="2"/>14 <text:s text:c="2"/>3 <text:s text:c="3"/>1 group1.listerino.Listerino.listIn(Object,String)</text:p>
      <text:p text:style-name="Standard"><text:s/>[javancss] <text:s/>24 <text:s text:c="3"/>9 <text:s text:c="2"/>4 <text:s text:c="3"/>1 group1.listerino.Listerino.writeDescription(Object)</text:p>
      <text:p text:style-name="Standard"><text:s/>[javancss] <text:s/>25 <text:s text:c="3"/>3 <text:s text:c="2"/>1 <text:s text:c="3"/>1 group1.listerino.Listerino.addElement(Object,Object)</text:p>
      <text:p text:style-name="Standard"><text:s/>[javancss] <text:s/>26 <text:s text:c="3"/>3 <text:s text:c="2"/>1 <text:s text:c="3"/>1 group1.listerino.Listerino.checkHistory()</text:p>
      <text:p text:style-name="Standard"><text:s/>[javancss] <text:s/>27 <text:s text:c="2"/>13 <text:s text:c="2"/>3 <text:s text:c="3"/>1 group1.listerino.Listerino.permutate(Object)</text:p>
      <text:p text:style-name="Standard"><text:s/>[javancss] <text:s/>28 <text:s text:c="3"/>3 <text:s text:c="2"/>1 <text:s text:c="3"/>1 group1.listerino.Listerino.listInteract(Object,int)</text:p>
      <text:p text:style-name="Standard"><text:s/>[javancss] <text:s/>29 <text:s text:c="2"/>19 <text:s text:c="2"/>7 <text:s text:c="3"/>1 group1.listerino.Listerino.viewListArr(Object)</text:p>
      <text:p text:style-name="Standard"><text:s/>[javancss] <text:s/>30 <text:s text:c="2"/>17 <text:s text:c="2"/>6 <text:s text:c="3"/>1 group1.listerino.Listerino.viewListObj(Object)</text:p>
      <text:p text:style-name="Standard"><text:s/>[javancss] Average Function NCSS: <text:s text:c="6"/>8.50</text:p>
      <text:p text:style-name="Standard"><text:s/>[javancss] Average Function CCN: <text:s text:c="7"/>1.90</text:p>
      <text:p text:style-name="Standard"><text:s/>[javancss] Average Function JVDC: <text:s text:c="6"/>0.43</text:p>
      <text:p text:style-name="Standard"><text:s/>[javancss] Program NCSS: <text:s text:c="13"/>278.00</text:p>
      <text:p text:style-name="Standard"><text:s/>[javancss] JavaNcss failed</text:p>
      <text:p text:style-name="Standard"/>
      <text:p text:style-name="Standard">JDEPEND_HOME</text:p>
      <text:p text:style-name="Standard"/>
      <text:p text:style-name="Standard">grahamb@aldenv102:~/cs290/lab6/cs290f2013-lab6-team4/JDEPEND_HOME$ ant javancss</text:p>
      <text:p text:style-name="Standard">Buildfile: /home/g/grahamb/cs290/lab6/cs290f2013-lab6-team4/JDEPEND_HOME/build.xml</text:p>
      <text:p text:style-name="Standard"></text:p>
      <text:p text:style-name="Standard">taskdef:</text:p>
      <text:p text:style-name="Standard"></text:p>
      <text:p text:style-name="Standard"><text:soft-page-break/>javancss:</text:p>
      <text:p text:style-name="Standard"><text:s/>[javancss] Checking metrics on 19 files</text:p>
      <text:p text:style-name="Standard"><text:s/>[javancss] javancss.parser.java15.JavaParser15TokenManager.jjMoveNfa_0(int,int) - 230 CCN exceeds maximum per function</text:p>
      <text:p text:style-name="Standard"><text:s/>[javancss] javancss.parser.java15.debug.JavaParser15DebugTokenManager.jjMoveNfa_0(int,int) - 230 CCN exceeds maximum per function</text:p>
      <text:p text:style-name="Standard"><text:s/>[javancss] Generating report</text:p>
      <text:p text:style-name="Standard"><text:s/>[javancss] Nr. <text:s text:c="2"/>Classes Functions <text:s text:c="5"/>NCSS <text:s/>Javadocs Package</text:p>
      <text:p text:style-name="Standard"><text:s/>[javancss] <text:s text:c="2"/>1 <text:s text:c="7"/>12 <text:s text:c="6"/>138 <text:s text:c="5"/>1261 <text:s text:c="7"/>66 javancss</text:p>
      <text:p text:style-name="Standard"><text:s/>[javancss] <text:s text:c="2"/>2 <text:s text:c="8"/>1 <text:s text:c="7"/>11 <text:s text:c="7"/>14 <text:s text:c="8"/>4 javancss.parser</text:p>
      <text:p text:style-name="Standard"><text:s/>[javancss] <text:s text:c="2"/>3 <text:s text:c="8"/>3 <text:s text:c="7"/>43 <text:s text:c="5"/>1737 <text:s text:c="8"/>2 javancss.parser.java15</text:p>
      <text:p text:style-name="Standard"><text:s/>[javancss] <text:s text:c="2"/>4 <text:s text:c="8"/>3 <text:s text:c="7"/>43 <text:s text:c="5"/>1737 <text:s text:c="8"/>2 javancss.parser.java15.debug</text:p>
      <text:p text:style-name="Standard"><text:s/>[javancss] <text:s text:c="2"/>5 <text:s text:c="8"/>3 <text:s text:c="7"/>40 <text:s text:c="6"/>444 <text:s text:c="8"/>9 javancss.test</text:p>
      <text:p text:style-name="Standard"><text:s/>[javancss] <text:s text:c="4"/>--------- --------- --------- ---------</text:p>
      <text:p text:style-name="Standard"><text:s/>[javancss] <text:s text:c="11"/>22 <text:s text:c="6"/>275 <text:s text:c="5"/>5193 <text:s text:c="7"/>83 Total</text:p>
      <text:p text:style-name="Standard"><text:s/>[javancss] </text:p>
      <text:p text:style-name="Standard"><text:s/>[javancss] <text:s/>Packages <text:s text:c="2"/>Classes Functions <text:s text:c="5"/>NCSS <text:s/>Javadocs | per</text:p>
      <text:p text:style-name="Standard"><text:s/>[javancss] -------------------------------------------------------------</text:p>
      <text:p text:style-name="Standard"><text:s/>[javancss] <text:s text:c="5"/>5.00 <text:s text:c="4"/>22.00 <text:s text:c="3"/>275.00 <text:s text:c="2"/>5193.00 <text:s text:c="4"/>83.00 | Project</text:p>
      <text:p text:style-name="Standard"><text:s/>[javancss] <text:s text:c="15"/>4.40 <text:s text:c="4"/>55.00 <text:s text:c="2"/>1038.60 <text:s text:c="4"/>16.60 | Package</text:p>
      <text:p text:style-name="Standard"><text:s/>[javancss] <text:s text:c="24"/>12.50 <text:s text:c="3"/>236.05 <text:s text:c="5"/>3.77 | Class</text:p>
      <text:p text:style-name="Standard"><text:s/>[javancss] <text:s text:c="34"/>18.88 <text:s text:c="5"/>0.30 | Function</text:p>
      <text:p text:style-name="Standard"><text:s/>[javancss] </text:p>
      <text:p text:style-name="Standard"><text:s/>[javancss] Nr. NCSS Functions Classes Javadocs Class</text:p>
      <text:p text:style-name="Standard"><text:s/>[javancss] <text:s text:c="2"/>1 <text:s/>130 <text:s text:c="7"/>12 <text:s text:c="6"/>0 <text:s text:c="7"/>1 javancss.AsciiFormatter</text:p>
      <text:p text:style-name="Standard"><text:s/>[javancss] <text:s text:c="2"/>2 <text:s text:c="3"/>5 <text:s text:c="8"/>4 <text:s text:c="6"/>0 <text:s text:c="7"/>1 javancss.Formatter</text:p>
      <text:p text:style-name="Standard"><text:s/>[javancss] <text:s text:c="2"/>3 <text:s text:c="3"/>7 <text:s text:c="8"/>2 <text:s text:c="6"/>0 <text:s text:c="7"/>1 javancss.FunctionMetric</text:p>
      <text:p text:style-name="Standard"><text:s/>[javancss] <text:s text:c="2"/>4 <text:s/>359 <text:s text:c="7"/>41 <text:s text:c="6"/>1 <text:s text:c="6"/>10 javancss.Javancss</text:p>
      <text:p text:style-name="Standard"><text:s/>[javancss] <text:s text:c="2"/>5 <text:s text:c="3"/>4 <text:s text:c="8"/>1 <text:s text:c="6"/>0 <text:s text:c="7"/>0 javancss.Javancss.WindowAdapter</text:p>
      <text:p text:style-name="Standard"><text:s/>[javancss] <text:s text:c="2"/>6 <text:s/>302 <text:s text:c="7"/>45 <text:s text:c="6"/>0 <text:s text:c="6"/>46 javancss.JavancssAntTask</text:p>
      <text:p text:style-name="Standard"><text:s/>[javancss] <text:s text:c="2"/>7 <text:s/>198 <text:s text:c="8"/>9 <text:s text:c="6"/>0 <text:s text:c="7"/>2 javancss.JavancssFrame</text:p>
      <text:p text:style-name="Standard"><text:s/>[javancss] <text:s text:c="2"/>8 <text:s text:c="3"/>9 <text:s text:c="8"/>1 <text:s text:c="6"/>0 <text:s text:c="7"/>1 javancss.Main</text:p>
      <text:p text:style-name="Standard"><text:s/>[javancss] <text:s text:c="2"/>9 <text:s text:c="2"/>24 <text:s text:c="8"/>6 <text:s text:c="6"/>0 <text:s text:c="7"/>1 javancss.Metric</text:p>
      <text:p text:style-name="Standard"><text:s/>[javancss] <text:s/>10 <text:s text:c="2"/>11 <text:s text:c="8"/>2 <text:s text:c="6"/>0 <text:s text:c="7"/>1 javancss.ObjectMetric</text:p>
      <text:p text:style-name="Standard"><text:s/>[javancss] <text:s/>11 <text:s text:c="2"/>19 <text:s text:c="8"/>3 <text:s text:c="6"/>0 <text:s text:c="7"/>1 javancss.PackageMetric</text:p>
      <text:p text:style-name="Standard"><text:s/>[javancss] <text:s/>12 <text:s/>108 <text:s text:c="7"/>12 <text:s text:c="6"/>0 <text:s text:c="7"/>1 javancss.XmlFormatter</text:p>
      <text:p text:style-name="Standard"><text:s/>[javancss] <text:s/>13 <text:s text:c="2"/>22 <text:s text:c="8"/>8 <text:s text:c="6"/>0 <text:s text:c="7"/>1 javancss.test.AbstractTest</text:p>
      <text:p text:style-name="Standard"><text:s/>[javancss] <text:s/>14 <text:s/>358 <text:s text:c="7"/>25 <text:s text:c="6"/>0 <text:s text:c="7"/>4 javancss.test.JavancssTest</text:p>
      <text:p text:style-name="Standard"><text:s/>[javancss] <text:s/>15 <text:s text:c="2"/>38 <text:s text:c="8"/>7 <text:s text:c="6"/>0 <text:s text:c="7"/>4 javancss.test.XmlFormatterTest</text:p>
      <text:p text:style-name="Standard"><text:s/>[javancss] <text:s/>16 <text:s text:c="2"/>12 <text:s text:c="7"/>11 <text:s text:c="6"/>0 <text:s text:c="7"/>4 javancss.parser.JavaParserInterface</text:p>
      <text:p text:style-name="Standard"><text:s/>[javancss] <text:s/>17 1716 <text:s text:c="7"/>41 <text:s text:c="6"/>0 <text:s text:c="7"/>0 javancss.parser.java15.JavaParser15TokenManager</text:p>
      <text:p text:style-name="Standard"><text:s/>[javancss] <text:s/>18 <text:s text:c="2"/>18 <text:s text:c="8"/>2 <text:s text:c="6"/>1 <text:s text:c="7"/>2 javancss.parser.java15.Token</text:p>
      <text:p text:style-name="Standard"><text:s/>[javancss] <text:s/>19 <text:s text:c="3"/>2 <text:s text:c="8"/>0 <text:s text:c="6"/>0 <text:s text:c="7"/>0 javancss.parser.java15.Token.GTToken</text:p>
      <text:p text:style-name="Standard"><text:s/>[javancss] <text:s/>20 1716 <text:s text:c="7"/>41 <text:s text:c="6"/>0 <text:s text:c="7"/>0 javancss.parser.java15.debug.JavaParser15DebugTokenManager</text:p>
      <text:p text:style-name="Standard"><text:s/>[javancss] <text:s/>21 <text:s text:c="2"/>18 <text:s text:c="8"/>2 <text:s text:c="6"/>1 <text:s text:c="7"/>2 javancss.parser.java15.debug.Token</text:p>
      <text:p text:style-name="Standard"><text:s/>[javancss] <text:s/>22 <text:s text:c="3"/>2 <text:s text:c="8"/>0 <text:s text:c="6"/>0 <text:s text:c="7"/>0 javancss.parser.java15.debug.Token.GTToken</text:p>
      <text:p text:style-name="Standard"><text:s/>[javancss] Average Object NCSS: <text:s text:c="15"/>230.82</text:p>
      <text:p text:style-name="Standard"><text:s/>[javancss] Average Object Functions: <text:s text:c="11"/>12.50</text:p>
      <text:p text:style-name="Standard"><text:soft-page-break/><text:s/>[javancss] Average Object Inner Classes: <text:s text:c="8"/>0.14</text:p>
      <text:p text:style-name="Standard"><text:s/>[javancss] Average Object Javadoc Comments: <text:s text:c="5"/>3.77</text:p>
      <text:p text:style-name="Standard"><text:s/>[javancss] Program NCSS: <text:s text:c="20"/>5,193.00</text:p>
      <text:p text:style-name="Standard"><text:s/>[javancss] </text:p>
      <text:p text:style-name="Standard"><text:s/>[javancss] Nr. NCSS CCN JVDC Function</text:p>
      <text:p text:style-name="Standard"><text:s/>[javancss] <text:s text:c="2"/>1 <text:s text:c="2"/>13 <text:s text:c="2"/>2 <text:s text:c="3"/>0 javancss.AsciiFormatter._formatListHeader(int,String[])</text:p>
      <text:p text:style-name="Standard"><text:s/>[javancss] <text:s text:c="2"/>2 <text:s text:c="2"/>11 <text:s text:c="2"/>2 <text:s text:c="3"/>0 javancss.AsciiFormatter._formatListLine(String,String[])</text:p>
      <text:p text:style-name="Standard"><text:s/>[javancss] <text:s text:c="2"/>3 <text:s text:c="3"/>5 <text:s text:c="2"/>2 <text:s text:c="3"/>0 javancss.AsciiFormatter._divide(int,int)</text:p>
      <text:p text:style-name="Standard"><text:s/>[javancss] <text:s text:c="2"/>4 <text:s text:c="3"/>5 <text:s text:c="2"/>2 <text:s text:c="3"/>0 javancss.AsciiFormatter._divide(long,long)</text:p>
      <text:p text:style-name="Standard"><text:s/>[javancss] <text:s text:c="2"/>5 <text:s text:c="3"/>7 <text:s text:c="2"/>1 <text:s text:c="3"/>0 javancss.AsciiFormatter._formatPackageMatrix(int,int,int,int,int)</text:p>
      <text:p text:style-name="Standard"><text:s/>[javancss] <text:s text:c="2"/>6 <text:s text:c="3"/>5 <text:s text:c="2"/>1 <text:s text:c="3"/>0 javancss.AsciiFormatter.AsciiFormatter(Javancss)</text:p>
      <text:p text:style-name="Standard"><text:s/>[javancss] <text:s text:c="2"/>7 <text:s text:c="2"/>21 <text:s text:c="2"/>2 <text:s text:c="3"/>0 javancss.AsciiFormatter.printPackageNcss()</text:p>
      <text:p text:style-name="Standard"><text:s/>[javancss] <text:s text:c="2"/>8 <text:s text:c="3"/>7 <text:s text:c="2"/>1 <text:s text:c="3"/>0 javancss.AsciiFormatter._formatObjectResume(int,long,long,long,long)</text:p>
      <text:p text:style-name="Standard"><text:s/>[javancss] <text:s text:c="2"/>9 <text:s text:c="2"/>21 <text:s text:c="2"/>2 <text:s text:c="3"/>0 javancss.AsciiFormatter.printObjectNcss()</text:p>
      <text:p text:style-name="Standard"><text:s/>[javancss] <text:s/>10 <text:s text:c="3"/>6 <text:s text:c="2"/>1 <text:s text:c="3"/>0 javancss.AsciiFormatter._formatFunctionResume(int,long,long,long)</text:p>
      <text:p text:style-name="Standard"><text:s/>[javancss] <text:s/>11 <text:s text:c="2"/>19 <text:s text:c="2"/>2 <text:s text:c="3"/>0 javancss.AsciiFormatter.printFunctionNcss()</text:p>
      <text:p text:style-name="Standard"><text:s/>[javancss] <text:s/>12 <text:s text:c="3"/>2 <text:s text:c="2"/>1 <text:s text:c="3"/>0 javancss.AsciiFormatter.printJavaNcss()</text:p>
      <text:p text:style-name="Standard"><text:s/>[javancss] <text:s/>13 <text:s text:c="3"/>1 <text:s text:c="2"/>1 <text:s text:c="3"/>0 javancss.Formatter.printPackageNcss()</text:p>
      <text:p text:style-name="Standard"><text:s/>[javancss] <text:s/>14 <text:s text:c="3"/>1 <text:s text:c="2"/>1 <text:s text:c="3"/>0 javancss.Formatter.printObjectNcss()</text:p>
      <text:p text:style-name="Standard"><text:s/>[javancss] <text:s/>15 <text:s text:c="3"/>1 <text:s text:c="2"/>1 <text:s text:c="3"/>0 javancss.Formatter.printFunctionNcss()</text:p>
      <text:p text:style-name="Standard"><text:s/>[javancss] <text:s/>16 <text:s text:c="3"/>1 <text:s text:c="2"/>1 <text:s text:c="3"/>0 javancss.Formatter.printJavaNcss()</text:p>
      <text:p text:style-name="Standard"><text:s/>[javancss] <text:s/>17 <text:s text:c="3"/>2 <text:s text:c="2"/>1 <text:s text:c="3"/>0 javancss.FunctionMetric.FunctionMetric()</text:p>
      <text:p text:style-name="Standard"><text:s/>[javancss] <text:s/>18 <text:s text:c="3"/>3 <text:s text:c="2"/>1 <text:s text:c="3"/>0 javancss.FunctionMetric.clear()</text:p>
      <text:p text:style-name="Standard"><text:s/>[javancss] <text:s/>19 <text:s text:c="2"/>10 <text:s text:c="2"/>4 <text:s text:c="3"/>0 javancss.Javancss.createSourceReader(File)</text:p>
      <text:p text:style-name="Standard"><text:s/>[javancss] <text:s/>20 <text:s text:c="2"/>28 <text:s/>10 <text:s text:c="3"/>0 javancss.Javancss._measureSource(File)</text:p>
      <text:p text:style-name="Standard"><text:s/>[javancss] <text:s/>21 <text:s text:c="2"/>48 <text:s/>16 <text:s text:c="3"/>0 javancss.Javancss._measureSource(Reader)</text:p>
      <text:p text:style-name="Standard"><text:s/>[javancss] <text:s/>22 <text:s text:c="3"/>5 <text:s text:c="2"/>3 <text:s text:c="3"/>0 javancss.Javancss._measureFiles(List)</text:p>
      <text:p text:style-name="Standard"><text:s/>[javancss] <text:s/>23 <text:s text:c="2"/>12 <text:s text:c="2"/>3 <text:s text:c="3"/>1 javancss.Javancss._measureRoot(Reader)</text:p>
      <text:p text:style-name="Standard"><text:s/>[javancss] <text:s/>24 <text:s text:c="3"/>2 <text:s text:c="2"/>1 <text:s text:c="3"/>0 javancss.Javancss.getImports()</text:p>
      <text:p text:style-name="Standard"><text:s/>[javancss] <text:s/>25 <text:s text:c="3"/>2 <text:s text:c="2"/>1 <text:s text:c="3"/>1 javancss.Javancss.getPackage()</text:p>
      <text:p text:style-name="Standard"><text:s/>[javancss] <text:s/>26 <text:s text:c="3"/>2 <text:s text:c="2"/>1 <text:s text:c="3"/>1 javancss.Javancss.getFunctions()</text:p>
      <text:p text:style-name="Standard"><text:s/>[javancss] <text:s/>27 <text:s text:c="3"/>2 <text:s text:c="2"/>1 <text:s text:c="3"/>0 javancss.Javancss.printObjectNcss()</text:p>
      <text:p text:style-name="Standard"><text:s/>[javancss] <text:s/>28 <text:s text:c="3"/>2 <text:s text:c="2"/>1 <text:s text:c="3"/>0 javancss.Javancss.printFunctionNcss()</text:p>
      <text:p text:style-name="Standard"><text:s/>[javancss] <text:s/>29 <text:s text:c="3"/>2 <text:s text:c="2"/>1 <text:s text:c="3"/>0 javancss.Javancss.printPackageNcss()</text:p>
      <text:p text:style-name="Standard"><text:s/>[javancss] <text:s/>30 <text:s text:c="3"/>2 <text:s text:c="2"/>1 <text:s text:c="3"/>0 javancss.Javancss.printJavaNcss()</text:p>
      <text:p text:style-name="Standard"><text:s/>[javancss] <text:s/>31 <text:s text:c="3"/>7 <text:s text:c="2"/>3 <text:s text:c="3"/>0 javancss.Javancss.Javancss(List)</text:p>
      <text:p text:style-name="Standard"><text:s/>[javancss] <text:s/>32 <text:s text:c="2"/>12 <text:s text:c="2"/>3 <text:s text:c="3"/>0 javancss.Javancss.Javancss(File)</text:p>
      <text:p text:style-name="Standard"><text:s/>[javancss] <text:s/>33 <text:s text:c="3"/>4 <text:s text:c="2"/>1 <text:s text:c="3"/>1 javancss.Javancss.Javancss()</text:p>
      <text:p text:style-name="Standard"><text:s/>[javancss] <text:s/>34 <text:s text:c="2"/>36 <text:s/>13 <text:s text:c="3"/>0 javancss.Javancss.parseImports()</text:p>
      <text:p text:style-name="Standard"><text:s/>[javancss] <text:s/>35 <text:s text:c="3"/>4 <text:s text:c="2"/>1 <text:s text:c="3"/>0 javancss.Javancss.setSourceFile(File)</text:p>
      <text:p text:style-name="Standard"><text:s/>[javancss] <text:s/>36 <text:s text:c="3"/>4 <text:s text:c="2"/>3 <text:s text:c="3"/>0 javancss.Javancss.Javancss(Reader)</text:p>
      <text:p text:style-name="Standard"><text:s/>[javancss] <text:s/>37 <text:s text:c="2"/>11 <text:s text:c="2"/>7 <text:s text:c="3"/>1 javancss.Javancss._addJavaFiles(File,List)</text:p>
      <text:p text:style-name="Standard"><text:s/>[javancss] <text:s/>38 <text:s text:c="2"/>36 <text:s/>14 <text:s text:c="3"/>0 javancss.Javancss.findFiles(List,boolean)</text:p>
      <text:p text:style-name="Standard"><text:s/>[javancss] <text:s/>39 <text:s text:c="3"/>2 <text:s text:c="2"/>1 <text:s text:c="3"/>1 javancss.Javancss.Javancss(String[],String)</text:p>
      <text:p text:style-name="Standard"><text:s/>[javancss] <text:s/>40 <text:s text:c="3"/>4 <text:s text:c="2"/>1 <text:s text:c="3"/>0 javancss.Javancss.WindowAdapter.windowClosing(WindowEvent)</text:p>
      <text:p text:style-name="Standard"><text:s/>[javancss] <text:s/>41 <text:s text:c="2"/>65 <text:s/>28 <text:s text:c="3"/>1 javancss.Javancss.Javancss(String[])</text:p>
      <text:p text:style-name="Standard"><text:s/>[javancss] <text:s/>42 <text:s text:c="3"/>2 <text:s text:c="2"/>1 <text:s text:c="3"/>0 javancss.Javancss.getNcss()</text:p>
      <text:p text:style-name="Standard"><text:s/>[javancss] <text:s/>43 <text:s text:c="3"/>2 <text:s text:c="2"/>1 <text:s text:c="3"/>0 javancss.Javancss.getLOC()</text:p>
      <text:p text:style-name="Standard"><text:s/>[javancss] <text:s/>44 <text:s text:c="3"/>2 <text:s text:c="2"/>1 <text:s text:c="3"/>0 javancss.Javancss.getJvdc()</text:p>
      <text:p text:style-name="Standard"><text:soft-page-break/><text:s/>[javancss] <text:s/>45 <text:s text:c="3"/>2 <text:s text:c="2"/>1 <text:s text:c="3"/>1 javancss.Javancss.getJdcl()</text:p>
      <text:p text:style-name="Standard"><text:s/>[javancss] <text:s/>46 <text:s text:c="3"/>2 <text:s text:c="2"/>1 <text:s text:c="3"/>0 javancss.Javancss.getSl()</text:p>
      <text:p text:style-name="Standard"><text:s/>[javancss] <text:s/>47 <text:s text:c="3"/>2 <text:s text:c="2"/>1 <text:s text:c="3"/>0 javancss.Javancss.getMl()</text:p>
      <text:p text:style-name="Standard"><text:s/>[javancss] <text:s/>48 <text:s text:c="3"/>2 <text:s text:c="2"/>1 <text:s text:c="3"/>0 javancss.Javancss.getFunctionMetrics()</text:p>
      <text:p text:style-name="Standard"><text:s/>[javancss] <text:s/>49 <text:s text:c="3"/>2 <text:s text:c="2"/>1 <text:s text:c="3"/>0 javancss.Javancss.getObjectMetrics()</text:p>
      <text:p text:style-name="Standard"><text:s/>[javancss] <text:s/>50 <text:s text:c="3"/>2 <text:s text:c="2"/>1 <text:s text:c="3"/>1 javancss.Javancss.getPackageMetrics()</text:p>
      <text:p text:style-name="Standard"><text:s/>[javancss] <text:s/>51 <text:s text:c="3"/>4 <text:s text:c="2"/>3 <text:s text:c="3"/>0 javancss.Javancss.getLastErrorMessage()</text:p>
      <text:p text:style-name="Standard"><text:s/>[javancss] <text:s/>52 <text:s text:c="3"/>2 <text:s text:c="2"/>1 <text:s text:c="3"/>0 javancss.Javancss.getLastError()</text:p>
      <text:p text:style-name="Standard"><text:s/>[javancss] <text:s/>53 <text:s text:c="3"/>2 <text:s text:c="2"/>1 <text:s text:c="3"/>0 javancss.Javancss.setExit()</text:p>
      <text:p text:style-name="Standard"><text:s/>[javancss] <text:s/>54 <text:s text:c="3"/>2 <text:s text:c="2"/>1 <text:s text:c="3"/>0 javancss.Javancss.setXML(boolean)</text:p>
      <text:p text:style-name="Standard"><text:s/>[javancss] <text:s/>55 <text:s text:c="3"/>2 <text:s text:c="2"/>3 <text:s text:c="3"/>0 javancss.Javancss.useXML()</text:p>
      <text:p text:style-name="Standard"><text:s/>[javancss] <text:s/>56 <text:s text:c="3"/>4 <text:s text:c="2"/>3 <text:s text:c="3"/>0 javancss.Javancss.getFormatter()</text:p>
      <text:p text:style-name="Standard"><text:s/>[javancss] <text:s/>57 <text:s text:c="3"/>2 <text:s text:c="2"/>1 <text:s text:c="3"/>0 javancss.Javancss.getEncoding()</text:p>
      <text:p text:style-name="Standard"><text:s/>[javancss] <text:s/>58 <text:s text:c="3"/>2 <text:s text:c="2"/>1 <text:s text:c="3"/>0 javancss.Javancss.setEncoding(String)</text:p>
      <text:p text:style-name="Standard"><text:s/>[javancss] <text:s/>59 <text:s text:c="3"/>2 <text:s text:c="2"/>2 <text:s text:c="3"/>0 javancss.Javancss.newReader(InputStream)</text:p>
      <text:p text:style-name="Standard"><text:s/>[javancss] <text:s/>60 <text:s text:c="3"/>2 <text:s text:c="2"/>1 <text:s text:c="3"/>0 javancss.Javancss.newReader(File)</text:p>
      <text:p text:style-name="Standard"><text:s/>[javancss] <text:s/>61 <text:s text:c="3"/>2 <text:s text:c="2"/>1 <text:s text:c="3"/>1 javancss.JavancssAntTask.JavancssAntTask()</text:p>
      <text:p text:style-name="Standard"><text:s/>[javancss] <text:s/>62 <text:s text:c="3"/>2 <text:s text:c="2"/>1 <text:s text:c="3"/>1 javancss.JavancssAntTask.setFormat(String)</text:p>
      <text:p text:style-name="Standard"><text:s/>[javancss] <text:s/>63 <text:s text:c="3"/>2 <text:s text:c="2"/>1 <text:s text:c="3"/>1 javancss.JavancssAntTask.setPackageMetrics(boolean)</text:p>
      <text:p text:style-name="Standard"><text:s/>[javancss] <text:s/>64 <text:s text:c="3"/>2 <text:s text:c="2"/>1 <text:s text:c="3"/>1 javancss.JavancssAntTask.setClassMetrics(boolean)</text:p>
      <text:p text:style-name="Standard"><text:s/>[javancss] <text:s/>65 <text:s text:c="3"/>2 <text:s text:c="2"/>1 <text:s text:c="3"/>1 javancss.JavancssAntTask.setFunctionMetrics(boolean)</text:p>
      <text:p text:style-name="Standard"><text:s/>[javancss] <text:s/>66 <text:s text:c="3"/>2 <text:s text:c="2"/>1 <text:s text:c="3"/>1 javancss.JavancssAntTask.setGenerateReport(boolean)</text:p>
      <text:p text:style-name="Standard"><text:s/>[javancss] <text:s/>67 <text:s text:c="3"/>2 <text:s text:c="2"/>1 <text:s text:c="3"/>1 javancss.JavancssAntTask.setSrcdir(File)</text:p>
      <text:p text:style-name="Standard"><text:s/>[javancss] <text:s/>68 <text:s text:c="3"/>2 <text:s text:c="2"/>1 <text:s text:c="3"/>1 javancss.JavancssAntTask.setOutputfile(File)</text:p>
      <text:p text:style-name="Standard"><text:s/>[javancss] <text:s/>69 <text:s text:c="3"/>5 <text:s text:c="2"/>2 <text:s text:c="3"/>1 javancss.JavancssAntTask.setClasspath(Path)</text:p>
      <text:p text:style-name="Standard"><text:s/>[javancss] <text:s/>70 <text:s text:c="3"/>2 <text:s text:c="2"/>1 <text:s text:c="3"/>1 javancss.JavancssAntTask.setAbortOnFail(boolean)</text:p>
      <text:p text:style-name="Standard"><text:s/>[javancss] <text:s/>71 <text:s text:c="2"/>16 <text:s/>13 <text:s text:c="3"/>1 javancss.JavancssAntTask.execute()</text:p>
      <text:p text:style-name="Standard"><text:s/>[javancss] <text:s/>72 <text:s text:c="2"/>16 <text:s text:c="2"/>7 <text:s text:c="3"/>1 javancss.JavancssAntTask.generateReport(List)</text:p>
      <text:p text:style-name="Standard"><text:s/>[javancss] <text:s/>73 <text:s text:c="3"/>2 <text:s text:c="2"/>3 <text:s text:c="3"/>1 javancss.JavancssAntTask.thresholdsExceeded(List)</text:p>
      <text:p text:style-name="Standard"><text:s/>[javancss] <text:s/>74 <text:s text:c="3"/>6 <text:s text:c="2"/>2 <text:s text:c="3"/>1 javancss.JavancssAntTask.findFilesToAnalyse()</text:p>
      <text:p text:style-name="Standard"><text:s/>[javancss] <text:s/>75 <text:s text:c="3"/>5 <text:s text:c="2"/>2 <text:s text:c="3"/>1 javancss.JavancssAntTask.copyFiles(String[])</text:p>
      <text:p text:style-name="Standard"><text:s/>[javancss] <text:s/>76 <text:s text:c="3"/>4 <text:s text:c="2"/>2 <text:s text:c="3"/>1 javancss.JavancssAntTask.createClasspath()</text:p>
      <text:p text:style-name="Standard"><text:s/>[javancss] <text:s/>77 <text:s text:c="2"/>18 <text:s text:c="2"/>7 <text:s text:c="3"/>1 javancss.JavancssAntTask.getCommandLineArguments(List)</text:p>
      <text:p text:style-name="Standard"><text:s/>[javancss] <text:s/>78 <text:s text:c="2"/>14 <text:s text:c="2"/>4 <text:s text:c="3"/>1 javancss.JavancssAntTask.createSourceListFile(List)</text:p>
      <text:p text:style-name="Standard"><text:s/>[javancss] <text:s/>79 <text:s text:c="3"/>5 <text:s text:c="2"/>2 <text:s text:c="3"/>1 javancss.JavancssAntTask.getJavaNcss(List)</text:p>
      <text:p text:style-name="Standard"><text:s/>[javancss] <text:s/>80 <text:s text:c="3"/>8 <text:s text:c="2"/>9 <text:s text:c="3"/>1 javancss.JavancssAntTask.packageThresholdsExceeded(List)</text:p>
      <text:p text:style-name="Standard"><text:s/>[javancss] <text:s/>81 <text:s text:c="2"/>27 <text:s text:c="2"/>8 <text:s text:c="3"/>1 javancss.JavancssAntTask.packageThresholdExceeded(PackageMetric)</text:p>
      <text:p text:style-name="Standard"><text:s/>[javancss] <text:s/>82 <text:s text:c="3"/>8 <text:s/>11 <text:s text:c="3"/>1 javancss.JavancssAntTask.classThresholdsExceeded(List)</text:p>
      <text:p text:style-name="Standard"><text:s/>[javancss] <text:s/>83 <text:s text:c="2"/>38 <text:s/>10 <text:s text:c="3"/>1 javancss.JavancssAntTask.classThresholdExceeded(ObjectMetric)</text:p>
      <text:p text:style-name="Standard"><text:s/>[javancss] <text:s/>84 <text:s text:c="3"/>8 <text:s text:c="2"/>9 <text:s text:c="3"/>1 javancss.JavancssAntTask.functionThresholdsExceeded(List)</text:p>
      <text:p text:style-name="Standard"><text:s/>[javancss] <text:s/>85 <text:s text:c="2"/>30 <text:s text:c="2"/>8 <text:s text:c="3"/>1 javancss.JavancssAntTask.functionThresholdExceeded(FunctionMetric)</text:p>
      <text:p text:style-name="Standard"><text:s/>[javancss] <text:s/>86 <text:s text:c="3"/>2 <text:s text:c="2"/>1 <text:s text:c="3"/>1 javancss.JavancssAntTask.setClassPerPkgMax(int)</text:p>
      <text:p text:style-name="Standard"><text:s/>[javancss] <text:s/>87 <text:s text:c="3"/>2 <text:s text:c="2"/>1 <text:s text:c="3"/>1 javancss.JavancssAntTask.setClassPerPkgMin(int)</text:p>
      <text:p text:style-name="Standard"><text:s/>[javancss] <text:s/>88 <text:s text:c="3"/>2 <text:s text:c="2"/>1 <text:s text:c="3"/>1 javancss.JavancssAntTask.setFuncPerPkgMax(int)</text:p>
      <text:p text:style-name="Standard"><text:s/>[javancss] <text:s/>89 <text:s text:c="3"/>2 <text:s text:c="2"/>1 <text:s text:c="3"/>1 javancss.JavancssAntTask.setFuncPerPkgMin(int)</text:p>
      <text:p text:style-name="Standard"><text:s/>[javancss] <text:s/>90 <text:s text:c="3"/>2 <text:s text:c="2"/>1 <text:s text:c="3"/>1 javancss.JavancssAntTask.setNcssPerPkgMax(int)</text:p>
      <text:p text:style-name="Standard"><text:s/>[javancss] <text:s/>91 <text:s text:c="3"/>2 <text:s text:c="2"/>1 <text:s text:c="3"/>1 javancss.JavancssAntTask.setNcssPerPkgMin(int)</text:p>
      <text:p text:style-name="Standard"><text:s/>[javancss] <text:s/>92 <text:s text:c="3"/>2 <text:s text:c="2"/>1 <text:s text:c="3"/>1 javancss.JavancssAntTask.setClassPerClassMax(int)</text:p>
      <text:p text:style-name="Standard"><text:s/>[javancss] <text:s/>93 <text:s text:c="3"/>2 <text:s text:c="2"/>1 <text:s text:c="3"/>1 javancss.JavancssAntTask.setClassPerClassMin(int)</text:p>
      <text:p text:style-name="Standard"><text:soft-page-break/><text:s/>[javancss] <text:s/>94 <text:s text:c="3"/>2 <text:s text:c="2"/>1 <text:s text:c="3"/>1 javancss.JavancssAntTask.setFuncPerClassMax(int)</text:p>
      <text:p text:style-name="Standard"><text:s/>[javancss] <text:s/>95 <text:s text:c="3"/>2 <text:s text:c="2"/>1 <text:s text:c="3"/>1 javancss.JavancssAntTask.setFuncPerClassMin(int)</text:p>
      <text:p text:style-name="Standard"><text:s/>[javancss] <text:s/>96 <text:s text:c="3"/>2 <text:s text:c="2"/>1 <text:s text:c="3"/>1 javancss.JavancssAntTask.setNcssPerClassMax(int)</text:p>
      <text:p text:style-name="Standard"><text:s/>[javancss] <text:s/>97 <text:s text:c="3"/>2 <text:s text:c="2"/>1 <text:s text:c="3"/>1 javancss.JavancssAntTask.setNcssPerClassMin(int)</text:p>
      <text:p text:style-name="Standard"><text:s/>[javancss] <text:s/>98 <text:s text:c="3"/>2 <text:s text:c="2"/>1 <text:s text:c="3"/>1 javancss.JavancssAntTask.setJvdcPerClassMax(int)</text:p>
      <text:p text:style-name="Standard"><text:s/>[javancss] <text:s/>99 <text:s text:c="3"/>2 <text:s text:c="2"/>1 <text:s text:c="3"/>1 javancss.JavancssAntTask.setJvdcPerClassMin(int)</text:p>
      <text:p text:style-name="Standard"><text:s/>[javancss] 100 <text:s text:c="3"/>2 <text:s text:c="2"/>1 <text:s text:c="3"/>1 javancss.JavancssAntTask.setCcnPerFuncMax(int)</text:p>
      <text:p text:style-name="Standard"><text:s/>[javancss] 101 <text:s text:c="3"/>2 <text:s text:c="2"/>1 <text:s text:c="3"/>1 javancss.JavancssAntTask.setCcnPerFuncMin(int)</text:p>
      <text:p text:style-name="Standard"><text:s/>[javancss] 102 <text:s text:c="3"/>2 <text:s text:c="2"/>1 <text:s text:c="3"/>1 javancss.JavancssAntTask.setNcssPerFuncMax(int)</text:p>
      <text:p text:style-name="Standard"><text:s/>[javancss] 103 <text:s text:c="3"/>2 <text:s text:c="2"/>1 <text:s text:c="3"/>1 javancss.JavancssAntTask.setNcssPerFuncMin(int)</text:p>
      <text:p text:style-name="Standard"><text:s/>[javancss] 104 <text:s text:c="3"/>2 <text:s text:c="2"/>1 <text:s text:c="3"/>1 javancss.JavancssAntTask.setJvdcPerFuncMax(int)</text:p>
      <text:p text:style-name="Standard"><text:s/>[javancss] 105 <text:s text:c="3"/>2 <text:s text:c="2"/>1 <text:s text:c="3"/>1 javancss.JavancssAntTask.setJvdcPerFuncMin(int)</text:p>
      <text:p text:style-name="Standard"><text:s/>[javancss] 106 <text:s text:c="2"/>19 <text:s text:c="2"/>4 <text:s text:c="3"/>0 javancss.JavancssFrame.save()</text:p>
      <text:p text:style-name="Standard"><text:s/>[javancss] 107 <text:s text:c="2"/>14 <text:s text:c="2"/>1 <text:s text:c="3"/>0 javancss.JavancssFrame._setMenuBar()</text:p>
      <text:p text:style-name="Standard"><text:s/>[javancss] 108 <text:s text:c="3"/>2 <text:s text:c="2"/>1 <text:s text:c="3"/>1 javancss.JavancssFrame.getInit()</text:p>
      <text:p text:style-name="Standard"><text:s/>[javancss] 109 <text:s text:c="2"/>23 <text:s text:c="2"/>2 <text:s text:c="3"/>0 javancss.JavancssFrame.JavancssFrame(Init)</text:p>
      <text:p text:style-name="Standard"><text:s/>[javancss] 110 <text:s text:c="2"/>61 <text:s text:c="2"/>6 <text:s text:c="3"/>0 javancss.JavancssFrame.showJavancss(Javancss)</text:p>
      <text:p text:style-name="Standard"><text:s/>[javancss] 111 <text:s text:c="2"/>17 <text:s text:c="2"/>6 <text:s text:c="3"/>0 javancss.JavancssFrame.run()</text:p>
      <text:p text:style-name="Standard"><text:s/>[javancss] 112 <text:s text:c="3"/>8 <text:s text:c="2"/>2 <text:s text:c="3"/>0 javancss.JavancssFrame.setVisible(boolean)</text:p>
      <text:p text:style-name="Standard"><text:s/>[javancss] 113 <text:s text:c="2"/>11 <text:s text:c="2"/>5 <text:s text:c="3"/>0 javancss.JavancssFrame.setSelectedTab(String)</text:p>
      <text:p text:style-name="Standard"><text:s/>[javancss] 114 <text:s text:c="2"/>23 <text:s/>16 <text:s text:c="3"/>0 javancss.JavancssFrame.actionPerformed(ActionEvent)</text:p>
      <text:p text:style-name="Standard"><text:s/>[javancss] 115 <text:s text:c="3"/>6 <text:s text:c="2"/>2 <text:s text:c="3"/>0 javancss.Main.main(String[])</text:p>
      <text:p text:style-name="Standard"><text:s/>[javancss] 116 <text:s text:c="3"/>2 <text:s text:c="2"/>1 <text:s text:c="3"/>0 javancss.Metric.Metric()</text:p>
      <text:p text:style-name="Standard"><text:s/>[javancss] 117 <text:s text:c="3"/>7 <text:s text:c="2"/>1 <text:s text:c="3"/>0 javancss.Metric.clear()</text:p>
      <text:p text:style-name="Standard"><text:s/>[javancss] 118 <text:s text:c="3"/>2 <text:s text:c="2"/>1 <text:s text:c="3"/>0 javancss.Metric.toString()</text:p>
      <text:p text:style-name="Standard"><text:s/>[javancss] 119 <text:s text:c="3"/>2 <text:s text:c="2"/>1 <text:s text:c="3"/>0 javancss.Metric.compareTo(Object)</text:p>
      <text:p text:style-name="Standard"><text:s/>[javancss] 120 <text:s text:c="3"/>2 <text:s text:c="2"/>1 <text:s text:c="3"/>0 javancss.Metric.equals(Object)</text:p>
      <text:p text:style-name="Standard"><text:s/>[javancss] 121 <text:s text:c="3"/>2 <text:s text:c="2"/>1 <text:s text:c="3"/>0 javancss.Metric.hashCode()</text:p>
      <text:p text:style-name="Standard"><text:s/>[javancss] 122 <text:s text:c="3"/>2 <text:s text:c="2"/>1 <text:s text:c="3"/>0 javancss.ObjectMetric.ObjectMetric()</text:p>
      <text:p text:style-name="Standard"><text:s/>[javancss] 123 <text:s text:c="3"/>5 <text:s text:c="2"/>1 <text:s text:c="3"/>0 javancss.ObjectMetric.clear()</text:p>
      <text:p text:style-name="Standard"><text:s/>[javancss] 124 <text:s text:c="3"/>2 <text:s text:c="2"/>1 <text:s text:c="3"/>0 javancss.PackageMetric.PackageMetric()</text:p>
      <text:p text:style-name="Standard"><text:s/>[javancss] 125 <text:s text:c="3"/>4 <text:s text:c="2"/>1 <text:s text:c="3"/>0 javancss.PackageMetric.clear()</text:p>
      <text:p text:style-name="Standard"><text:s/>[javancss] 126 <text:s text:c="2"/>10 <text:s text:c="2"/>3 <text:s text:c="3"/>0 javancss.PackageMetric.add(PackageMetric)</text:p>
      <text:p text:style-name="Standard"><text:s/>[javancss] 127 <text:s text:c="3"/>5 <text:s text:c="2"/>2 <text:s text:c="3"/>0 javancss.XmlFormatter._divide(int,int)</text:p>
      <text:p text:style-name="Standard"><text:s/>[javancss] 128 <text:s text:c="3"/>5 <text:s text:c="2"/>2 <text:s text:c="3"/>0 javancss.XmlFormatter._divide(long,long)</text:p>
      <text:p text:style-name="Standard"><text:s/>[javancss] 129 <text:s text:c="3"/>3 <text:s text:c="2"/>1 <text:s text:c="3"/>0 javancss.XmlFormatter._formatPackageMatrix(int,int,int,int,int,int,int,int)</text:p>
      <text:p text:style-name="Standard"><text:s/>[javancss] 130 <text:s text:c="3"/>5 <text:s text:c="2"/>1 <text:s text:c="3"/>0 javancss.XmlFormatter.XmlFormatter(Javancss)</text:p>
      <text:p text:style-name="Standard"><text:s/>[javancss] 131 <text:s text:c="2"/>25 <text:s text:c="2"/>2 <text:s text:c="3"/>0 javancss.XmlFormatter.printPackageNcss()</text:p>
      <text:p text:style-name="Standard"><text:s/>[javancss] 132 <text:s text:c="3"/>7 <text:s text:c="2"/>1 <text:s text:c="3"/>0 javancss.XmlFormatter._formatObjectResume(int,long,long,long,long,long,long,long)</text:p>
      <text:p text:style-name="Standard"><text:s/>[javancss] 133 <text:s text:c="2"/>22 <text:s text:c="2"/>2 <text:s text:c="3"/>0 javancss.XmlFormatter.printObjectNcss()</text:p>
      <text:p text:style-name="Standard"><text:s/>[javancss] 134 <text:s text:c="3"/>6 <text:s text:c="2"/>1 <text:s text:c="3"/>0 javancss.XmlFormatter._formatFunctionResume(int,long,long,long,long,long,long)</text:p>
      <text:p text:style-name="Standard"><text:s/>[javancss] 135 <text:s text:c="2"/>20 <text:s text:c="2"/>2 <text:s text:c="3"/>0 javancss.XmlFormatter.printFunctionNcss()</text:p>
      <text:p text:style-name="Standard"><text:s/>[javancss] 136 <text:s text:c="3"/>2 <text:s text:c="2"/>1 <text:s text:c="3"/>0 javancss.XmlFormatter.printJavaNcss()</text:p>
      <text:p text:style-name="Standard"><text:s/>[javancss] 137 <text:s text:c="3"/>3 <text:s text:c="2"/>1 <text:s text:c="3"/>0 javancss.XmlFormatter.printStart()</text:p>
      <text:p text:style-name="Standard"><text:s/>[javancss] 138 <text:s text:c="3"/>2 <text:s text:c="2"/>1 <text:s text:c="3"/>0 javancss.XmlFormatter.printEnd()</text:p>
      <text:p text:style-name="Standard"><text:s/>[javancss] 139 <text:s text:c="3"/>2 <text:s text:c="2"/>1 <text:s text:c="3"/>0 javancss.test.AbstractTest.setTestDir(File)</text:p>
      <text:p text:style-name="Standard"><text:s/>[javancss] 140 <text:s text:c="3"/>2 <text:s text:c="2"/>1 <text:s text:c="3"/>0 javancss.test.AbstractTest.getTestDir()</text:p>
      <text:p text:style-name="Standard"><text:soft-page-break/><text:s/>[javancss] 141 <text:s text:c="3"/>2 <text:s text:c="2"/>1 <text:s text:c="3"/>0 javancss.test.AbstractTest.getTestFile(String)</text:p>
      <text:p text:style-name="Standard"><text:s/>[javancss] 142 <text:s text:c="3"/>2 <text:s text:c="2"/>1 <text:s text:c="3"/>0 javancss.test.AbstractTest.getTestFile(int)</text:p>
      <text:p text:style-name="Standard"><text:s/>[javancss] 143 <text:s text:c="3"/>2 <text:s text:c="2"/>1 <text:s text:c="3"/>0 javancss.test.AbstractTest.AbstractTest()</text:p>
      <text:p text:style-name="Standard"><text:s/>[javancss] 144 <text:s text:c="3"/>2 <text:s text:c="2"/>1 <text:s text:c="3"/>0 javancss.test.AbstractTest.AbstractTest(Test)</text:p>
      <text:p text:style-name="Standard"><text:s/>[javancss] 145 <text:s text:c="3"/>2 <text:s text:c="2"/>1 <text:s text:c="3"/>0 javancss.test.AbstractTest.main()</text:p>
      <text:p text:style-name="Standard"><text:s/>[javancss] 146 <text:s text:c="3"/>6 <text:s text:c="2"/>1 <text:s text:c="3"/>0 javancss.test.AbstractTest.main(File)</text:p>
      <text:p text:style-name="Standard"><text:s/>[javancss] 147 <text:s text:c="3"/>2 <text:s text:c="2"/>1 <text:s text:c="3"/>0 javancss.test.JavancssTest.measureTestFile(int)</text:p>
      <text:p text:style-name="Standard"><text:s/>[javancss] 148 <text:s text:c="3"/>5 <text:s text:c="2"/>1 <text:s text:c="3"/>0 javancss.test.JavancssTest._checkNcss(int,int)</text:p>
      <text:p text:style-name="Standard"><text:s/>[javancss] 149 <text:s text:c="3"/>4 <text:s text:c="2"/>1 <text:s text:c="3"/>0 javancss.test.JavancssTest._checkNcss(int)</text:p>
      <text:p text:style-name="Standard"><text:s/>[javancss] 150 <text:s text:c="3"/>5 <text:s text:c="2"/>1 <text:s text:c="3"/>0 javancss.test.JavancssTest._checkNcssAndLoc(int,int,int)</text:p>
      <text:p text:style-name="Standard"><text:s/>[javancss] 151 <text:s text:c="3"/>2 <text:s text:c="2"/>1 <text:s text:c="3"/>0 javancss.test.JavancssTest._checkNcssAndLoc(int,int)</text:p>
      <text:p text:style-name="Standard"><text:s/>[javancss] 152 <text:s text:c="3"/>6 <text:s text:c="2"/>1 <text:s text:c="3"/>0 javancss.test.JavancssTest._checkNcssAndLoc(int)</text:p>
      <text:p text:style-name="Standard"><text:s/>[javancss] 153 <text:s text:c="2"/>10 <text:s text:c="2"/>1 <text:s text:c="3"/>1 javancss.test.JavancssTest.testJavadocs()</text:p>
      <text:p text:style-name="Standard"><text:s/>[javancss] 154 <text:s text:c="3"/>9 <text:s text:c="2"/>1 <text:s text:c="3"/>1 javancss.test.JavancssTest.testJavadocLines()</text:p>
      <text:p text:style-name="Standard"><text:s/>[javancss] 155 <text:s text:c="3"/>3 <text:s text:c="2"/>1 <text:s text:c="3"/>0 javancss.test.JavancssTest._checkJavadocLines(int,String,int)</text:p>
      <text:p text:style-name="Standard"><text:s/>[javancss] 156 <text:s text:c="3"/>7 <text:s text:c="2"/>2 <text:s text:c="3"/>0 javancss.test.JavancssTest._checkJavadocLines(javadocLines[],String,int)</text:p>
      <text:p text:style-name="Standard"><text:s/>[javancss] 157 <text:s text:c="2"/>11 <text:s text:c="2"/>3 <text:s text:c="3"/>0 javancss.test.JavancssTest._checkJavadocLines(Javancss,String,int)</text:p>
      <text:p text:style-name="Standard"><text:s/>[javancss] 158 <text:s text:c="3"/>3 <text:s text:c="2"/>1 <text:s text:c="3"/>0 javancss.test.JavancssTest._checkParse(int)</text:p>
      <text:p text:style-name="Standard"><text:s/>[javancss] 159 <text:s text:c="3"/>2 <text:s text:c="2"/>1 <text:s text:c="3"/>0 javancss.test.JavancssTest.JavancssTest()</text:p>
      <text:p text:style-name="Standard"><text:s/>[javancss] 160 <text:s text:c="3"/>2 <text:s text:c="2"/>1 <text:s text:c="3"/>0 javancss.test.JavancssTest.JavancssTest(Test)</text:p>
      <text:p text:style-name="Standard"><text:s/>[javancss] 161 <text:s text:c="2"/>14 <text:s text:c="2"/>1 <text:s text:c="3"/>0 javancss.test.JavancssTest._doIt()</text:p>
      <text:p text:style-name="Standard"><text:s/>[javancss] 162 <text:s/>143 <text:s text:c="2"/>7 <text:s text:c="3"/>0 javancss.test.JavancssTest.testNcss()</text:p>
      <text:p text:style-name="Standard"><text:s/>[javancss] 163 <text:s text:c="2"/>73 <text:s text:c="2"/>2 <text:s text:c="3"/>0 javancss.test.JavancssTest.testNcssAndMore()</text:p>
      <text:p text:style-name="Standard"><text:s/>[javancss] 164 <text:s text:c="3"/>6 <text:s text:c="2"/>1 <text:s text:c="3"/>0 javancss.test.JavancssTest._checkJvdcs(int,int)</text:p>
      <text:p text:style-name="Standard"><text:s/>[javancss] 165 <text:s text:c="2"/>21 <text:s text:c="2"/>1 <text:s text:c="3"/>1 javancss.test.JavancssTest.testCCN()</text:p>
      <text:p text:style-name="Standard"><text:s/>[javancss] 166 <text:s text:c="3"/>3 <text:s text:c="2"/>1 <text:s text:c="3"/>0 javancss.test.JavancssTest.assertCCN(List,int,int)</text:p>
      <text:p text:style-name="Standard"><text:s/>[javancss] 167 <text:s text:c="3"/>2 <text:s text:c="2"/>1 <text:s text:c="3"/>0 javancss.test.JavancssTest.main(String[])</text:p>
      <text:p text:style-name="Standard"><text:s/>[javancss] 168 <text:s text:c="3"/>6 <text:s text:c="2"/>2 <text:s text:c="3"/>0 javancss.test.JavancssTest.measureWithArgs(String[])</text:p>
      <text:p text:style-name="Standard"><text:s/>[javancss] 169 <text:s text:c="3"/>8 <text:s text:c="2"/>1 <text:s text:c="3"/>0 javancss.test.JavancssTest.testEncoding()</text:p>
      <text:p text:style-name="Standard"><text:s/>[javancss] 170 <text:s text:c="3"/>5 <text:s text:c="2"/>1 <text:s text:c="3"/>0 javancss.test.JavancssTest.testVersion()</text:p>
      <text:p text:style-name="Standard"><text:s/>[javancss] 171 <text:s text:c="3"/>5 <text:s text:c="2"/>1 <text:s text:c="3"/>0 javancss.test.JavancssTest.testRecursive()</text:p>
      <text:p text:style-name="Standard"><text:s/>[javancss] 172 <text:s text:c="2"/>16 <text:s text:c="2"/>2 <text:s text:c="3"/>1 javancss.test.XmlFormatterTest.testParsing()</text:p>
      <text:p text:style-name="Standard"><text:s/>[javancss] 173 <text:s text:c="2"/>10 <text:s text:c="2"/>2 <text:s text:c="3"/>1 javancss.test.XmlFormatterTest.testXML2Text()</text:p>
      <text:p text:style-name="Standard"><text:s/>[javancss] 174 <text:s text:c="3"/>2 <text:s text:c="2"/>1 <text:s text:c="3"/>0 javancss.test.XmlFormatterTest.XmlFormatterTest()</text:p>
      <text:p text:style-name="Standard"><text:s/>[javancss] 175 <text:s text:c="3"/>2 <text:s text:c="2"/>1 <text:s text:c="3"/>0 javancss.test.XmlFormatterTest.XmlFormatterTest(Test)</text:p>
      <text:p text:style-name="Standard"><text:s/>[javancss] 176 <text:s text:c="3"/>2 <text:s text:c="2"/>1 <text:s text:c="3"/>0 javancss.test.XmlFormatterTest.getXslFile(String)</text:p>
      <text:p text:style-name="Standard"><text:s/>[javancss] 177 <text:s text:c="3"/>3 <text:s text:c="2"/>1 <text:s text:c="3"/>1 javancss.test.XmlFormatterTest._doIt()</text:p>
      <text:p text:style-name="Standard"><text:s/>[javancss] 178 <text:s text:c="3"/>2 <text:s text:c="2"/>1 <text:s text:c="3"/>0 javancss.test.XmlFormatterTest.main(String[])</text:p>
      <text:p text:style-name="Standard"><text:s/>[javancss] 179 <text:s text:c="3"/>1 <text:s text:c="2"/>1 <text:s text:c="3"/>0 javancss.parser.JavaParserInterface.parse()</text:p>
      <text:p text:style-name="Standard"><text:s/>[javancss] 180 <text:s text:c="3"/>1 <text:s text:c="2"/>1 <text:s text:c="3"/>0 javancss.parser.JavaParserInterface.parseImportUnit()</text:p>
      <text:p text:style-name="Standard"><text:s/>[javancss] 181 <text:s text:c="3"/>1 <text:s text:c="2"/>1 <text:s text:c="3"/>0 javancss.parser.JavaParserInterface.getNcss()</text:p>
      <text:p text:style-name="Standard"><text:s/>[javancss] 182 <text:s text:c="3"/>1 <text:s text:c="2"/>1 <text:s text:c="3"/>0 javancss.parser.JavaParserInterface.getLOC()</text:p>
      <text:p text:style-name="Standard"><text:s/>[javancss] 183 <text:s text:c="3"/>1 <text:s text:c="2"/>1 <text:s text:c="3"/>0 javancss.parser.JavaParserInterface.getJvdc()</text:p>
      <text:p text:style-name="Standard"><text:s/>[javancss] 184 <text:s text:c="3"/>1 <text:s text:c="2"/>1 <text:s text:c="3"/>0 javancss.parser.JavaParserInterface.getFunction()</text:p>
      <text:p text:style-name="Standard"><text:s/>[javancss] 185 <text:s text:c="3"/>1 <text:s text:c="2"/>1 <text:s text:c="3"/>1 javancss.parser.JavaParserInterface.getObject()</text:p>
      <text:p text:style-name="Standard"><text:s/>[javancss] 186 <text:s text:c="3"/>1 <text:s text:c="2"/>1 <text:s text:c="3"/>1 javancss.parser.JavaParserInterface.getPackage()</text:p>
      <text:p text:style-name="Standard"><text:s/>[javancss] 187 <text:s text:c="3"/>1 <text:s text:c="2"/>1 <text:s text:c="3"/>0 javancss.parser.JavaParserInterface.getImports()</text:p>
      <text:p text:style-name="Standard"><text:s/>[javancss] 188 <text:s text:c="3"/>1 <text:s text:c="2"/>1 <text:s text:c="3"/>1 javancss.parser.JavaParserInterface.getPackageObjects()</text:p>
      <text:p text:style-name="Standard"><text:s/>[javancss] 189 <text:s text:c="3"/>1 <text:s text:c="2"/>1 <text:s text:c="3"/>1 javancss.parser.JavaParserInterface.getLastFunction()</text:p>
      <text:p text:style-name="Standard"><text:soft-page-break/><text:s/>[javancss] 190 <text:s text:c="3"/>2 <text:s text:c="2"/>1 <text:s text:c="3"/>0 javancss.parser.java15.JavaParser15TokenManager.setDebugStream(java.io.PrintStream)</text:p>
      <text:p text:style-name="Standard"><text:s/>[javancss] 191 <text:s text:c="2"/>96 <text:s/>78 <text:s text:c="3"/>0 javancss.parser.java15.JavaParser15TokenManager.jjStopStringLiteralDfa_0(int,long,long,long)</text:p>
      <text:p text:style-name="Standard"><text:s/>[javancss] 192 <text:s text:c="3"/>2 <text:s text:c="2"/>1 <text:s text:c="3"/>0 javancss.parser.java15.JavaParser15TokenManager.jjStartNfa_0(int,long,long,long)</text:p>
      <text:p text:style-name="Standard"><text:s/>[javancss] 193 <text:s text:c="3"/>4 <text:s text:c="2"/>1 <text:s text:c="3"/>0 javancss.parser.java15.JavaParser15TokenManager.jjStopAtPos(int,int)</text:p>
      <text:p text:style-name="Standard"><text:s/>[javancss] 194 <text:s text:c="3"/>7 <text:s text:c="2"/>3 <text:s text:c="3"/>0 javancss.parser.java15.JavaParser15TokenManager.jjStartNfaWithStates_0(int,int,int)</text:p>
      <text:p text:style-name="Standard"><text:s/>[javancss] 195 <text:s/>101 <text:s/>85 <text:s text:c="3"/>0 javancss.parser.java15.JavaParser15TokenManager.jjMoveStringLiteralDfa0_0()</text:p>
      <text:p text:style-name="Standard"><text:s/>[javancss] 196 <text:s/>117 <text:s/>87 <text:s text:c="3"/>0 javancss.parser.java15.JavaParser15TokenManager.jjMoveStringLiteralDfa1_0(long,long)</text:p>
      <text:p text:style-name="Standard"><text:s/>[javancss] 197 <text:s text:c="2"/>68 <text:s/>53 <text:s text:c="3"/>0 javancss.parser.java15.JavaParser15TokenManager.jjMoveStringLiteralDfa2_0(long,long,long,long)</text:p>
      <text:p text:style-name="Standard"><text:s/>[javancss] 198 <text:s text:c="2"/>74 <text:s/>61 <text:s text:c="3"/>0 javancss.parser.java15.JavaParser15TokenManager.jjMoveStringLiteralDfa3_0(long,long,long,long)</text:p>
      <text:p text:style-name="Standard"><text:s/>[javancss] 199 <text:s text:c="2"/>66 <text:s/>52 <text:s text:c="3"/>0 javancss.parser.java15.JavaParser15TokenManager.jjMoveStringLiteralDfa4_0(long,long,long,long)</text:p>
      <text:p text:style-name="Standard"><text:s/>[javancss] 200 <text:s text:c="2"/>60 <text:s/>48 <text:s text:c="3"/>0 javancss.parser.java15.JavaParser15TokenManager.jjMoveStringLiteralDfa5_0(long,long,long,long)</text:p>
      <text:p text:style-name="Standard"><text:s/>[javancss] 201 <text:s text:c="2"/>46 <text:s/>36 <text:s text:c="3"/>0 javancss.parser.java15.JavaParser15TokenManager.jjMoveStringLiteralDfa6_0(long,long)</text:p>
      <text:p text:style-name="Standard"><text:s/>[javancss] 202 <text:s text:c="2"/>30 <text:s/>21 <text:s text:c="3"/>0 javancss.parser.java15.JavaParser15TokenManager.jjMoveStringLiteralDfa7_0(long,long)</text:p>
      <text:p text:style-name="Standard"><text:s/>[javancss] 203 <text:s text:c="2"/>27 <text:s/>19 <text:s text:c="3"/>0 javancss.parser.java15.JavaParser15TokenManager.jjMoveStringLiteralDfa8_0(long,long)</text:p>
      <text:p text:style-name="Standard"><text:s/>[javancss] 204 <text:s text:c="2"/>21 <text:s/>13 <text:s text:c="3"/>0 javancss.parser.java15.JavaParser15TokenManager.jjMoveStringLiteralDfa9_0(long,long)</text:p>
      <text:p text:style-name="Standard"><text:s/>[javancss] 205 <text:s text:c="2"/>13 <text:s text:c="2"/>7 <text:s text:c="3"/>0 javancss.parser.java15.JavaParser15TokenManager.jjMoveStringLiteralDfa10_0(long,long)</text:p>
      <text:p text:style-name="Standard"><text:s/>[javancss] 206 <text:s text:c="2"/>15 <text:s text:c="2"/>8 <text:s text:c="3"/>0 javancss.parser.java15.JavaParser15TokenManager.jjMoveStringLiteralDfa11_0(long,long)</text:p>
      <text:p text:style-name="Standard"><text:s/>[javancss] 207 <text:s text:c="3"/>4 <text:s text:c="2"/>2 <text:s text:c="3"/>0 javancss.parser.java15.JavaParser15TokenManager.jjCheckNAdd(int)</text:p>
      <text:p text:style-name="Standard"><text:s/>[javancss] 208 <text:s text:c="3"/>3 <text:s text:c="2"/>2 <text:s text:c="3"/>0 javancss.parser.java15.JavaParser15TokenManager.jjAddStates(int,int)</text:p>
      <text:p text:style-name="Standard"><text:s/>[javancss] 209 <text:s text:c="3"/>3 <text:s text:c="2"/>1 <text:s text:c="3"/>0 javancss.parser.java15.JavaParser15TokenManager.jjCheckNAddTwoStates(int,int)</text:p>
      <text:p text:style-name="Standard"><text:s/>[javancss] 210 <text:s text:c="3"/>3 <text:s text:c="2"/>2 <text:s text:c="3"/>0 javancss.parser.java15.JavaParser15TokenManager.jjCheckNAddStates(int,int)</text:p>
      <text:p text:style-name="Standard"><text:s/>[javancss] 211 <text:s text:c="3"/>3 <text:s text:c="2"/>1 <text:s text:c="3"/>0 javancss.parser.java15.JavaParser15TokenManager.jjCheckNAddStates(int)</text:p>
      <text:p text:style-name="Standard"><text:s/>[javancss] 212 <text:s/>496 230 <text:s text:c="3"/>0 javancss.parser.java15.JavaParser15TokenManager.jjMoveNfa_0(int,int)</text:p>
      <text:p text:style-name="Standard"><text:s/>[javancss] 213 <text:s text:c="3"/>6 <text:s text:c="2"/>3 <text:s text:c="3"/>0 javancss.parser.java15.JavaParser15TokenManager.jjMoveStringLiteralDfa0_2()</text:p>
      <text:p text:style-name="Standard"><text:s/>[javancss] 214 <text:s text:c="2"/>12 <text:s text:c="2"/>7 <text:s text:c="3"/>0 javancss.parser.java15.JavaParser15TokenManager.jjMoveStringLiteralDfa1_2(long)</text:p>
      <text:p text:style-name="Standard"><text:s/>[javancss] 215 <text:s text:c="3"/>6 <text:s text:c="2"/>3 <text:s text:c="3"/>0 javancss.parser.java15.JavaParser15TokenManager.jjMoveStringLiteralDfa0_1()</text:p>
      <text:p text:style-name="Standard"><text:s/>[javancss] 216 <text:s text:c="2"/>12 <text:s text:c="2"/>7 <text:s text:c="3"/>0 javancss.parser.java15.JavaParser15TokenManager.jjMoveStringLiteralDfa1_1(long)</text:p>
      <text:p text:style-name="Standard"><text:soft-page-break/><text:s/>[javancss] 217 <text:s text:c="3"/>8 <text:s text:c="2"/>5 <text:s text:c="3"/>0 javancss.parser.java15.JavaParser15TokenManager.jjCanMove_0(int,int,int,long,long)</text:p>
      <text:p text:style-name="Standard"><text:s/>[javancss] 218 <text:s text:c="2"/>80 <text:s/>77 <text:s text:c="3"/>0 javancss.parser.java15.JavaParser15TokenManager.jjCanMove_1(int,int,int,long,long)</text:p>
      <text:p text:style-name="Standard"><text:s/>[javancss] 219 <text:s text:c="2"/>80 <text:s/>77 <text:s text:c="3"/>0 javancss.parser.java15.JavaParser15TokenManager.jjCanMove_2(int,int,int,long,long)</text:p>
      <text:p text:style-name="Standard"><text:s/>[javancss] 220 <text:s text:c="3"/>4 <text:s text:c="2"/>3 <text:s text:c="3"/>0 javancss.parser.java15.JavaParser15TokenManager.JavaParser15TokenManager(JavaCharStream)</text:p>
      <text:p text:style-name="Standard"><text:s/>[javancss] 221 <text:s text:c="3"/>3 <text:s text:c="2"/>1 <text:s text:c="3"/>0 javancss.parser.java15.JavaParser15TokenManager.JavaParser15TokenManager(JavaCharStream,int)</text:p>
      <text:p text:style-name="Standard"><text:s/>[javancss] 222 <text:s text:c="3"/>5 <text:s text:c="2"/>1 <text:s text:c="3"/>0 javancss.parser.java15.JavaParser15TokenManager.ReInit(JavaCharStream)</text:p>
      <text:p text:style-name="Standard"><text:s/>[javancss] 223 <text:s text:c="3"/>5 <text:s text:c="2"/>2 <text:s text:c="3"/>0 javancss.parser.java15.JavaParser15TokenManager.ReInitRounds()</text:p>
      <text:p text:style-name="Standard"><text:s/>[javancss] 224 <text:s text:c="3"/>3 <text:s text:c="2"/>1 <text:s text:c="3"/>0 javancss.parser.java15.JavaParser15TokenManager.ReInit(JavaCharStream,int)</text:p>
      <text:p text:style-name="Standard"><text:s/>[javancss] 225 <text:s text:c="3"/>5 <text:s text:c="2"/>4 <text:s text:c="3"/>0 javancss.parser.java15.JavaParser15TokenManager.SwitchTo(int)</text:p>
      <text:p text:style-name="Standard"><text:s/>[javancss] 226 <text:s text:c="2"/>10 <text:s text:c="2"/>2 <text:s text:c="3"/>0 javancss.parser.java15.JavaParser15TokenManager.jjFillToken()</text:p>
      <text:p text:style-name="Standard"><text:s/>[javancss] 227 <text:s text:c="2"/>94 <text:s/>35 <text:s text:c="3"/>0 javancss.parser.java15.JavaParser15TokenManager.getNextToken()</text:p>
      <text:p text:style-name="Standard"><text:s/>[javancss] 228 <text:s text:c="3"/>4 <text:s text:c="2"/>1 <text:s text:c="3"/>0 javancss.parser.java15.JavaParser15TokenManager.SkipLexicalActions(Token)</text:p>
      <text:p text:style-name="Standard"><text:s/>[javancss] 229 <text:s text:c="2"/>12 <text:s text:c="2"/>3 <text:s text:c="3"/>0 javancss.parser.java15.JavaParser15TokenManager.MoreLexicalActions()</text:p>
      <text:p text:style-name="Standard"><text:s/>[javancss] 230 <text:s text:c="2"/>22 <text:s text:c="2"/>5 <text:s text:c="3"/>0 javancss.parser.java15.JavaParser15TokenManager.TokenLexicalActions(Token)</text:p>
      <text:p text:style-name="Standard"><text:s/>[javancss] 231 <text:s text:c="3"/>2 <text:s text:c="2"/>1 <text:s text:c="3"/>1 javancss.parser.java15.Token.toString()</text:p>
      <text:p text:style-name="Standard"><text:s/>[javancss] 232 <text:s text:c="3"/>8 <text:s text:c="2"/>5 <text:s text:c="3"/>1 javancss.parser.java15.Token.newToken(int)</text:p>
      <text:p text:style-name="Standard"><text:s/>[javancss] 233 <text:s text:c="3"/>2 <text:s text:c="2"/>1 <text:s text:c="3"/>0 javancss.parser.java15.debug.JavaParser15DebugTokenManager.setDebugStream(java.io.PrintStream)</text:p>
      <text:p text:style-name="Standard"><text:s/>[javancss] 234 <text:s text:c="2"/>96 <text:s/>78 <text:s text:c="3"/>0 javancss.parser.java15.debug.JavaParser15DebugTokenManager.jjStopStringLiteralDfa_0(int,long,long,long)</text:p>
      <text:p text:style-name="Standard"><text:s/>[javancss] 235 <text:s text:c="3"/>2 <text:s text:c="2"/>1 <text:s text:c="3"/>0 javancss.parser.java15.debug.JavaParser15DebugTokenManager.jjStartNfa_0(int,long,long,long)</text:p>
      <text:p text:style-name="Standard"><text:s/>[javancss] 236 <text:s text:c="3"/>4 <text:s text:c="2"/>1 <text:s text:c="3"/>0 javancss.parser.java15.debug.JavaParser15DebugTokenManager.jjStopAtPos(int,int)</text:p>
      <text:p text:style-name="Standard"><text:s/>[javancss] 237 <text:s text:c="3"/>7 <text:s text:c="2"/>3 <text:s text:c="3"/>0 javancss.parser.java15.debug.JavaParser15DebugTokenManager.jjStartNfaWithStates_0(int,int,int)</text:p>
      <text:p text:style-name="Standard"><text:s/>[javancss] 238 <text:s/>101 <text:s/>85 <text:s text:c="3"/>0 javancss.parser.java15.debug.JavaParser15DebugTokenManager.jjMoveStringLiteralDfa0_0()</text:p>
      <text:p text:style-name="Standard"><text:s/>[javancss] 239 <text:s/>117 <text:s/>87 <text:s text:c="3"/>0 javancss.parser.java15.debug.JavaParser15DebugTokenManager.jjMoveStringLiteralDfa1_0(long,long)</text:p>
      <text:p text:style-name="Standard"><text:s/>[javancss] 240 <text:s text:c="2"/>68 <text:s/>53 <text:s text:c="3"/>0 javancss.parser.java15.debug.JavaParser15DebugTokenManager.jjMoveStringLiteralDfa2_0(long,long,long,long)</text:p>
      <text:p text:style-name="Standard"><text:s/>[javancss] 241 <text:s text:c="2"/>74 <text:s/>61 <text:s text:c="3"/>0 javancss.parser.java15.debug.JavaParser15DebugTokenManager.jjMoveStringLiteralDfa3_0(long,long,long,long)</text:p>
      <text:p text:style-name="Standard"><text:s/>[javancss] 242 <text:s text:c="2"/>66 <text:s/>52 <text:s text:c="3"/>0 javancss.parser.java15.debug.JavaParser15DebugTokenManager.jjMoveStringLiteralDfa4_0(long,long,long,long)</text:p>
      <text:p text:style-name="Standard"><text:s/>[javancss] 243 <text:s text:c="2"/>60 <text:s/>48 <text:s text:c="3"/>0 <text:soft-page-break/>javancss.parser.java15.debug.JavaParser15DebugTokenManager.jjMoveStringLiteralDfa5_0(long,long,long,long)</text:p>
      <text:p text:style-name="Standard"><text:s/>[javancss] 244 <text:s text:c="2"/>46 <text:s/>36 <text:s text:c="3"/>0 javancss.parser.java15.debug.JavaParser15DebugTokenManager.jjMoveStringLiteralDfa6_0(long,long)</text:p>
      <text:p text:style-name="Standard"><text:s/>[javancss] 245 <text:s text:c="2"/>30 <text:s/>21 <text:s text:c="3"/>0 javancss.parser.java15.debug.JavaParser15DebugTokenManager.jjMoveStringLiteralDfa7_0(long,long)</text:p>
      <text:p text:style-name="Standard"><text:s/>[javancss] 246 <text:s text:c="2"/>27 <text:s/>19 <text:s text:c="3"/>0 javancss.parser.java15.debug.JavaParser15DebugTokenManager.jjMoveStringLiteralDfa8_0(long,long)</text:p>
      <text:p text:style-name="Standard"><text:s/>[javancss] 247 <text:s text:c="2"/>21 <text:s/>13 <text:s text:c="3"/>0 javancss.parser.java15.debug.JavaParser15DebugTokenManager.jjMoveStringLiteralDfa9_0(long,long)</text:p>
      <text:p text:style-name="Standard"><text:s/>[javancss] 248 <text:s text:c="2"/>13 <text:s text:c="2"/>7 <text:s text:c="3"/>0 javancss.parser.java15.debug.JavaParser15DebugTokenManager.jjMoveStringLiteralDfa10_0(long,long)</text:p>
      <text:p text:style-name="Standard"><text:s/>[javancss] 249 <text:s text:c="2"/>15 <text:s text:c="2"/>8 <text:s text:c="3"/>0 javancss.parser.java15.debug.JavaParser15DebugTokenManager.jjMoveStringLiteralDfa11_0(long,long)</text:p>
      <text:p text:style-name="Standard"><text:s/>[javancss] 250 <text:s text:c="3"/>4 <text:s text:c="2"/>2 <text:s text:c="3"/>0 javancss.parser.java15.debug.JavaParser15DebugTokenManager.jjCheckNAdd(int)</text:p>
      <text:p text:style-name="Standard"><text:s/>[javancss] 251 <text:s text:c="3"/>3 <text:s text:c="2"/>2 <text:s text:c="3"/>0 javancss.parser.java15.debug.JavaParser15DebugTokenManager.jjAddStates(int,int)</text:p>
      <text:p text:style-name="Standard"><text:s/>[javancss] 252 <text:s text:c="3"/>3 <text:s text:c="2"/>1 <text:s text:c="3"/>0 javancss.parser.java15.debug.JavaParser15DebugTokenManager.jjCheckNAddTwoStates(int,int)</text:p>
      <text:p text:style-name="Standard"><text:s/>[javancss] 253 <text:s text:c="3"/>3 <text:s text:c="2"/>2 <text:s text:c="3"/>0 javancss.parser.java15.debug.JavaParser15DebugTokenManager.jjCheckNAddStates(int,int)</text:p>
      <text:p text:style-name="Standard"><text:s/>[javancss] 254 <text:s text:c="3"/>3 <text:s text:c="2"/>1 <text:s text:c="3"/>0 javancss.parser.java15.debug.JavaParser15DebugTokenManager.jjCheckNAddStates(int)</text:p>
      <text:p text:style-name="Standard"><text:s/>[javancss] 255 <text:s/>496 230 <text:s text:c="3"/>0 javancss.parser.java15.debug.JavaParser15DebugTokenManager.jjMoveNfa_0(int,int)</text:p>
      <text:p text:style-name="Standard"><text:s/>[javancss] 256 <text:s text:c="3"/>6 <text:s text:c="2"/>3 <text:s text:c="3"/>0 javancss.parser.java15.debug.JavaParser15DebugTokenManager.jjMoveStringLiteralDfa0_2()</text:p>
      <text:p text:style-name="Standard"><text:s/>[javancss] 257 <text:s text:c="2"/>12 <text:s text:c="2"/>7 <text:s text:c="3"/>0 javancss.parser.java15.debug.JavaParser15DebugTokenManager.jjMoveStringLiteralDfa1_2(long)</text:p>
      <text:p text:style-name="Standard"><text:s/>[javancss] 258 <text:s text:c="3"/>6 <text:s text:c="2"/>3 <text:s text:c="3"/>0 javancss.parser.java15.debug.JavaParser15DebugTokenManager.jjMoveStringLiteralDfa0_1()</text:p>
      <text:p text:style-name="Standard"><text:s/>[javancss] 259 <text:s text:c="2"/>12 <text:s text:c="2"/>7 <text:s text:c="3"/>0 javancss.parser.java15.debug.JavaParser15DebugTokenManager.jjMoveStringLiteralDfa1_1(long)</text:p>
      <text:p text:style-name="Standard"><text:s/>[javancss] 260 <text:s text:c="3"/>8 <text:s text:c="2"/>5 <text:s text:c="3"/>0 javancss.parser.java15.debug.JavaParser15DebugTokenManager.jjCanMove_0(int,int,int,long,long)</text:p>
      <text:p text:style-name="Standard"><text:s/>[javancss] 261 <text:s text:c="2"/>80 <text:s/>77 <text:s text:c="3"/>0 javancss.parser.java15.debug.JavaParser15DebugTokenManager.jjCanMove_1(int,int,int,long,long)</text:p>
      <text:p text:style-name="Standard"><text:s/>[javancss] 262 <text:s text:c="2"/>80 <text:s/>77 <text:s text:c="3"/>0 javancss.parser.java15.debug.JavaParser15DebugTokenManager.jjCanMove_2(int,int,int,long,long)</text:p>
      <text:p text:style-name="Standard"><text:s/>[javancss] 263 <text:s text:c="3"/>4 <text:s text:c="2"/>3 <text:s text:c="3"/>0 javancss.parser.java15.debug.JavaParser15DebugTokenManager.JavaParser15DebugTokenManager(JavaCharStream)</text:p>
      <text:p text:style-name="Standard"><text:s/>[javancss] 264 <text:s text:c="3"/>3 <text:s text:c="2"/>1 <text:s text:c="3"/>0 javancss.parser.java15.debug.JavaParser15DebugTokenManager.JavaParser15DebugTokenManager(JavaCharStream,int)</text:p>
      <text:p text:style-name="Standard"><text:s/>[javancss] 265 <text:s text:c="3"/>5 <text:s text:c="2"/>1 <text:s text:c="3"/>0 <text:soft-page-break/>javancss.parser.java15.debug.JavaParser15DebugTokenManager.ReInit(JavaCharStream)</text:p>
      <text:p text:style-name="Standard"><text:s/>[javancss] 266 <text:s text:c="3"/>5 <text:s text:c="2"/>2 <text:s text:c="3"/>0 javancss.parser.java15.debug.JavaParser15DebugTokenManager.ReInitRounds()</text:p>
      <text:p text:style-name="Standard"><text:s/>[javancss] 267 <text:s text:c="3"/>3 <text:s text:c="2"/>1 <text:s text:c="3"/>0 javancss.parser.java15.debug.JavaParser15DebugTokenManager.ReInit(JavaCharStream,int)</text:p>
      <text:p text:style-name="Standard"><text:s/>[javancss] 268 <text:s text:c="3"/>5 <text:s text:c="2"/>4 <text:s text:c="3"/>0 javancss.parser.java15.debug.JavaParser15DebugTokenManager.SwitchTo(int)</text:p>
      <text:p text:style-name="Standard"><text:s/>[javancss] 269 <text:s text:c="2"/>10 <text:s text:c="2"/>2 <text:s text:c="3"/>0 javancss.parser.java15.debug.JavaParser15DebugTokenManager.jjFillToken()</text:p>
      <text:p text:style-name="Standard"><text:s/>[javancss] 270 <text:s text:c="2"/>94 <text:s/>35 <text:s text:c="3"/>0 javancss.parser.java15.debug.JavaParser15DebugTokenManager.getNextToken()</text:p>
      <text:p text:style-name="Standard"><text:s/>[javancss] 271 <text:s text:c="3"/>4 <text:s text:c="2"/>1 <text:s text:c="3"/>0 javancss.parser.java15.debug.JavaParser15DebugTokenManager.SkipLexicalActions(Token)</text:p>
      <text:p text:style-name="Standard"><text:s/>[javancss] 272 <text:s text:c="2"/>12 <text:s text:c="2"/>3 <text:s text:c="3"/>0 javancss.parser.java15.debug.JavaParser15DebugTokenManager.MoreLexicalActions()</text:p>
      <text:p text:style-name="Standard"><text:s/>[javancss] 273 <text:s text:c="2"/>22 <text:s text:c="2"/>5 <text:s text:c="3"/>0 javancss.parser.java15.debug.JavaParser15DebugTokenManager.TokenLexicalActions(Token)</text:p>
      <text:p text:style-name="Standard"><text:s/>[javancss] 274 <text:s text:c="3"/>2 <text:s text:c="2"/>1 <text:s text:c="3"/>1 javancss.parser.java15.debug.Token.toString()</text:p>
      <text:p text:style-name="Standard"><text:s/>[javancss] 275 <text:s text:c="3"/>8 <text:s text:c="2"/>5 <text:s text:c="3"/>1 javancss.parser.java15.debug.Token.newToken(int)</text:p>
      <text:p text:style-name="Standard"><text:s/>[javancss] Average Function NCSS: <text:s text:c="5"/>17.39</text:p>
      <text:p text:style-name="Standard"><text:s/>[javancss] Average Function CCN: <text:s text:c="7"/>9.26</text:p>
      <text:p text:style-name="Standard"><text:s/>[javancss] Average Function JVDC: <text:s text:c="6"/>0.25</text:p>
      <text:p text:style-name="Standard"><text:s/>[javancss] Program NCSS: <text:s text:c="11"/>5,193.00</text:p>
      <text:p text:style-name="Standard"></text:p>
      <text:p text:style-name="Standard">BUILD SUCCESSFUL</text:p>
      <text:p text:style-name="Standard">Total time: 1 secon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Graham</meta:initial-creator>
    <meta:creation-date>2013-11-06T12:33:23</meta:creation-date>
    <dc:date>2013-11-06T12:37:11</dc:date>
    <dc:creator>Brian Graham</dc:creator>
    <meta:editing-duration>P0D</meta:editing-duration>
    <meta:editing-cycles>1</meta:editing-cycles>
    <meta:document-statistic meta:table-count="0" meta:image-count="0" meta:object-count="0" meta:page-count="12" meta:paragraph-count="469" meta:word-count="2629" meta:character-count="35020" meta:non-whitespace-character-count="27628"/>
    <meta:generator>LibreOffice/3.5$Linux_X86_64 LibreOffice_project/350m1$Build-2</meta:generator>
  </office:meta>
</office:document-meta>
</file>